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54.06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4.13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8.1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8.2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3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2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6" table:number-columns-repeated="3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3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s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44" calcext:value-type="float">
            <text:p>244,00</text:p>
          </table:table-cell>
          <table:table-cell table:style-name="ce15" office:value-type="string" calcext:value-type="string">
            <text:p>veltes</text:p>
          </table:table-cell>
          <table:table-cell office:value-type="float" office:value="2" calcext:value-type="float">
            <text:p>2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1" table:formula="of:=[.N2]+([.M2]/20)+([.N2]/240)" office:value-type="float" office:value="0.4" calcext:value-type="float">
            <text:p>0,4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97.6" calcext:value-type="float">
            <text:p>97,6000</text:p>
          </table:table-cell>
          <table:table-cell table:formula="of:=[.S2]-[.T2]" office:value-type="float" office:value="-97.6" calcext:value-type="float">
            <text:p>-97,6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60" calcext:value-type="float">
            <text:p>1 56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N3]+([.M3]/20)+([.N3]/240)" office:value-type="float" office:value="1.4" calcext:value-type="float">
            <text:p>1,4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2184" calcext:value-type="float">
            <text:p>2 184,0000</text:p>
          </table:table-cell>
          <table:table-cell table:formula="of:=[.S3]-[.T3]" office:value-type="float" office:value="-2184" calcext:value-type="float">
            <text:p>-2184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500" calcext:value-type="float">
            <text:p>3 500,00</text:p>
          </table:table-cell>
          <table:table-cell office:value-type="string" calcext:value-type="string">
            <text:p>en nombre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21" table:formula="of:=[.L4]+([.M4]/20)+([.N4]/240)" office:value-type="float" office:value="0.06" calcext:value-type="float">
            <text:p>0,06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210" calcext:value-type="float">
            <text:p>210,0000</text:p>
          </table:table-cell>
          <table:table-cell table:formula="of:=[.S4]-[.T4]" office:value-type="float" office:value="-210" calcext:value-type="float">
            <text:p>-210</text:p>
          </table:table-cell>
          <table:table-cell office:value-type="string" calcext:value-type="string">
            <text:p>6 L %</text:p>
          </table:table-cell>
          <table:table-cell table:number-columns-repeated="100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5]+([.M5]/20)+([.N5]/240)" office:value-type="float" office:value="3.5" calcext:value-type="float">
            <text:p>3,5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210" calcext:value-type="float">
            <text:p>210,0000</text:p>
          </table:table-cell>
          <table:table-cell table:formula="of:=[.S5]-[.T5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6]+([.M6]/20)+([.N6]/240)" office:value-type="float" office:value="4" calcext:value-type="float">
            <text:p>4,0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132" calcext:value-type="float">
            <text:p>132,0000</text:p>
          </table:table-cell>
          <table:table-cell table:formula="of:=[.S6]-[.T6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de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7]+([.M7]/20)+([.N7]/240)" office:value-type="float" office:value="2.5" calcext:value-type="float">
            <text:p>2,5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37.5" calcext:value-type="float">
            <text:p>37,5000</text:p>
          </table:table-cell>
          <table:table-cell table:formula="of:=[.S7]-[.T7]" office:value-type="float" office:value="-37.5" calcext:value-type="float">
            <text:p>-37,5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8]+([.M8]/20)+([.N8]/240)" office:value-type="float" office:value="0.9" calcext:value-type="float">
            <text:p>0,9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16.2" calcext:value-type="float">
            <text:p>16,2000</text:p>
          </table:table-cell>
          <table:table-cell table:formula="of:=[.S8]-[.T8]" office:value-type="float" office:value="-16.2" calcext:value-type="float">
            <text:p>-16,2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9]+([.M9]/20)+([.N9]/240)" office:value-type="float" office:value="1.4" calcext:value-type="float">
            <text:p>1,4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350" calcext:value-type="float">
            <text:p>350,0000</text:p>
          </table:table-cell>
          <table:table-cell table:formula="of:=[.S9]-[.T9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84" calcext:value-type="float">
            <text:p>184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0]+([.M10]/20)+([.N10]/240)" office:value-type="float" office:value="2" calcext:value-type="float">
            <text:p>2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368" calcext:value-type="float">
            <text:p>368,0000</text:p>
          </table:table-cell>
          <table:table-cell table:formula="of:=[.S10]-[.T10]" office:value-type="float" office:value="-368" calcext:value-type="float">
            <text:p>-368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11]+([.M11]/20)+([.N11]/240)" office:value-type="float" office:value="45" calcext:value-type="float">
            <text:p>45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135" calcext:value-type="float">
            <text:p>135,0000</text:p>
          </table:table-cell>
          <table:table-cell table:formula="of:=[.S11]-[.T11]" office:value-type="float" office:value="-135" calcext:value-type="float">
            <text:p>-135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2]+([.M12]/20)+([.N12]/240)" office:value-type="float" office:value="0.4" calcext:value-type="float">
            <text:p>0,4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8" calcext:value-type="float">
            <text:p>8,0000</text:p>
          </table:table-cell>
          <table:table-cell table:formula="of:=[.S12]-[.T12]" office:value-type="float" office:value="-8" calcext:value-type="float">
            <text:p>-8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rmoi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3]+([.M13]/20)+([.N13]/240)" office:value-type="float" office:value="50" calcext:value-type="float">
            <text:p>50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300" calcext:value-type="float">
            <text:p>300,0000</text:p>
          </table:table-cell>
          <table:table-cell table:formula="of:=[.S13]-[.T13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6" calcext:value-type="float">
            <text:p>116,00</text:p>
          </table:table-cell>
          <table:table-cell office:value-type="string" calcext:value-type="string">
            <text:p>douzaines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1" table:formula="of:=[.L14]+([.M14]/20)+([.N14]/240)" office:value-type="float" office:value="42" calcext:value-type="float">
            <text:p>42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4872" calcext:value-type="float">
            <text:p>4 872,0000</text:p>
          </table:table-cell>
          <table:table-cell table:formula="of:=[.S14]-[.T14]" office:value-type="float" office:value="-4872" calcext:value-type="float">
            <text:p>-4872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588" calcext:value-type="float">
            <text:p>15 5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5]+([.M15]/20)+([.N15]/240)" office:value-type="float" office:value="0.35" calcext:value-type="float">
            <text:p>0,35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5455.8" calcext:value-type="float">
            <text:p>5 455,8000</text:p>
          </table:table-cell>
          <table:table-cell table:formula="of:=[.S15]-[.T15]" office:value-type="float" office:value="-5455.8" calcext:value-type="float">
            <text:p>-5455,8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net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douzain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6]+([.M16]/20)+([.N16]/240)" office:value-type="float" office:value="30" calcext:value-type="float">
            <text:p>30,0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330" calcext:value-type="float">
            <text:p>330,0000</text:p>
          </table:table-cell>
          <table:table-cell table:formula="of:=[.S16]-[.T16]" office:value-type="float" office:value="-330" calcext:value-type="float">
            <text:p>-330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llem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7" calcext:value-type="float">
            <text:p>28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7]+([.M17]/20)+([.N17]/240)" office:value-type="float" office:value="2.5" calcext:value-type="float">
            <text:p>2,5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717.5" calcext:value-type="float">
            <text:p>717,5000</text:p>
          </table:table-cell>
          <table:table-cell table:formula="of:=[.S17]-[.T17]" office:value-type="float" office:value="-717.5" calcext:value-type="float">
            <text:p>-717,5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8]+([.M18]/20)+([.N18]/240)" office:value-type="float" office:value="2.5" calcext:value-type="float">
            <text:p>2,5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180" calcext:value-type="float">
            <text:p>180,0000</text:p>
          </table:table-cell>
          <table:table-cell table:formula="of:=[.S18]-[.T18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melot poil et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9]+([.M19]/20)+([.N19]/240)" office:value-type="float" office:value="3" calcext:value-type="float">
            <text:p>3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480" calcext:value-type="float">
            <text:p>480,0000</text:p>
          </table:table-cell>
          <table:table-cell table:formula="of:=[.S19]-[.T19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110" calcext:value-type="float">
            <text:p>4 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0]+([.M20]/20)+([.N20]/240)" office:value-type="float" office:value="0.5" calcext:value-type="float">
            <text:p>0,5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2055" calcext:value-type="float">
            <text:p>2 055,0000</text:p>
          </table:table-cell>
          <table:table-cell table:formula="of:=[.S20]-[.T20]" office:value-type="float" office:value="-2055" calcext:value-type="float">
            <text:p>-2055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peau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32" calcext:value-type="float">
            <text:p>1 832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1]+([.M21]/20)+([.N21]/240)" office:value-type="float" office:value="6" calcext:value-type="float">
            <text:p>6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10992" calcext:value-type="float">
            <text:p>10 992,0000</text:p>
          </table:table-cell>
          <table:table-cell table:formula="of:=[.S21]-[.T21]" office:value-type="float" office:value="-10992" calcext:value-type="float">
            <text:p>-10992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580" calcext:value-type="float">
            <text:p>5 58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2]+([.M22]/20)+([.N22]/240)" office:value-type="float" office:value="10" calcext:value-type="float">
            <text:p>10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55800" calcext:value-type="float">
            <text:p>55 800,0000</text:p>
          </table:table-cell>
          <table:table-cell table:formula="of:=[.S22]-[.T22]" office:value-type="float" office:value="-55800" calcext:value-type="float">
            <text:p>-5580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emises non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16" calcext:value-type="float">
            <text:p>516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3]+([.M23]/20)+([.N23]/240)" office:value-type="float" office:value="6" calcext:value-type="float">
            <text:p>6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3096" calcext:value-type="float">
            <text:p>3 096,0000</text:p>
          </table:table-cell>
          <table:table-cell table:formula="of:=[.S23]-[.T23]" office:value-type="float" office:value="-3096" calcext:value-type="float">
            <text:p>-3096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douzaines</text:p>
          </table:table-cell>
          <table:table-cell office:value-type="float" office:value="4" calcext:value-type="float">
            <text:p>4,0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1" table:formula="of:=[.L24]+([.M24]/20)+([.N24]/240)" office:value-type="float" office:value="4.8" calcext:value-type="float">
            <text:p>4,8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340.8" calcext:value-type="float">
            <text:p>340,8000</text:p>
          </table:table-cell>
          <table:table-cell table:formula="of:=[.S24]-[.T24]" office:value-type="float" office:value="-340.8" calcext:value-type="float">
            <text:p>-340,8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uvertur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86" calcext:value-type="float">
            <text:p>686,00</text:p>
          </table:table-cell>
          <table:table-cell office:value-type="string" calcext:value-type="string">
            <text:p>en nombre</text:p>
          </table:table-cell>
          <table:table-cell office:value-type="float" office:value="17.5" calcext:value-type="float">
            <text:p>17,500</text:p>
          </table:table-cell>
          <table:table-cell table:number-columns-repeated="2"/>
          <table:table-cell table:style-name="ce21" table:formula="of:=[.L25]+([.M25]/20)+([.N25]/240)" office:value-type="float" office:value="17.5" calcext:value-type="float">
            <text:p>17,5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2005" calcext:value-type="float">
            <text:p>12 005,0000</text:p>
          </table:table-cell>
          <table:table-cell table:formula="of:=[.S25]-[.T25]" office:value-type="float" office:value="-12005" calcext:value-type="float">
            <text:p>-12005</text:p>
          </table:table-cell>
          <table:table-cell office:value-type="string" calcext:value-type="string">
            <text:p>À 25 ou 20 L</text:p>
          </table:table-cell>
          <table:table-cell table:number-columns-repeated="100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60" calcext:value-type="float">
            <text:p>760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6]+([.M26]/20)+([.N26]/240)" office:value-type="float" office:value="7" calcext:value-type="float">
            <text:p>7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5320" calcext:value-type="float">
            <text:p>5 320,0000</text:p>
          </table:table-cell>
          <table:table-cell table:formula="of:=[.S26]-[.T26]" office:value-type="float" office:value="-5320" calcext:value-type="float">
            <text:p>-532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rs de boeuf tan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447" calcext:value-type="float">
            <text:p>4 447,00</text:p>
          </table:table-cell>
          <table:table-cell office:value-type="string" calcext:value-type="string">
            <text:p>livres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style-name="ce21" table:formula="of:=[.L27]+([.M27]/20)+([.N27]/240)" office:value-type="float" office:value="0.36" calcext:value-type="float">
            <text:p>0,36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1600.92" calcext:value-type="float">
            <text:p>1 600,9200</text:p>
          </table:table-cell>
          <table:table-cell table:formula="of:=[.S27]-[.T27]" office:value-type="float" office:value="-1600.92" calcext:value-type="float">
            <text:p>-1600,92</text:p>
          </table:table-cell>
          <table:table-cell office:value-type="string" calcext:value-type="string">
            <text:p>36 L %</text:p>
          </table:table-cell>
          <table:table-cell table:number-columns-repeated="100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rs de vaches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80" calcext:value-type="float">
            <text:p>88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8]+([.M28]/20)+([.N28]/240)" office:value-type="float" office:value="5" calcext:value-type="float">
            <text:p>5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4400" calcext:value-type="float">
            <text:p>4 400,0000</text:p>
          </table:table-cell>
          <table:table-cell table:formula="of:=[.S28]-[.T28]" office:value-type="float" office:value="-4400" calcext:value-type="float">
            <text:p>-4400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rap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694" calcext:value-type="float">
            <text:p>3 694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9]+([.M29]/20)+([.N29]/240)" office:value-type="float" office:value="6" calcext:value-type="float">
            <text:p>6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22164" calcext:value-type="float">
            <text:p>22 164,0000</text:p>
          </table:table-cell>
          <table:table-cell table:formula="of:=[.S29]-[.T29]" office:value-type="float" office:value="-22164" calcext:value-type="float">
            <text:p>-22164</text:p>
          </table:table-cell>
          <table:table-cell table:style-name="ce7" office:value-type="string" calcext:value-type="string">
            <text:p>À 50 S. 6 L</text:p>
          </table:table-cell>
          <table:table-cell table:number-columns-repeated="100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roguet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06" calcext:value-type="float">
            <text:p>90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0]+([.M30]/20)+([.N30]/240)" office:value-type="float" office:value="2" calcext:value-type="float">
            <text:p>2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1812" calcext:value-type="float">
            <text:p>1 812,0000</text:p>
          </table:table-cell>
          <table:table-cell table:formula="of:=[.S30]-[.T30]" office:value-type="float" office:value="-1812" calcext:value-type="float">
            <text:p>-1812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31]+([.M31]/20)+([.N31]/240)" office:value-type="float" office:value="1.5" calcext:value-type="float">
            <text:p>1,5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5" calcext:value-type="float">
            <text:p>15,0000</text:p>
          </table:table-cell>
          <table:table-cell table:formula="of:=[.S31]-[.T31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665" calcext:value-type="float">
            <text:p>2 66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2]+([.M32]/20)+([.N32]/240)" office:value-type="float" office:value="3" calcext:value-type="float">
            <text:p>3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7995" calcext:value-type="float">
            <text:p>7 995,0000</text:p>
          </table:table-cell>
          <table:table-cell table:formula="of:=[.S32]-[.T32]" office:value-type="float" office:value="-7995" calcext:value-type="float">
            <text:p>-7995</text:p>
          </table:table-cell>
          <table:table-cell office:value-type="string" calcext:value-type="string">
            <text:p>À 50 S ou 3 S</text:p>
          </table:table-cell>
          <table:table-cell table:number-columns-repeated="100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96" calcext:value-type="float">
            <text:p>1 796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3]+([.M33]/20)+([.N33]/240)" office:value-type="float" office:value="3" calcext:value-type="float">
            <text:p>3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5388" calcext:value-type="float">
            <text:p>5 388,0000</text:p>
          </table:table-cell>
          <table:table-cell table:formula="of:=[.S33]-[.T33]" office:value-type="float" office:value="-5388" calcext:value-type="float">
            <text:p>-5388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amin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34]+([.M34]/20)+([.N34]/240)" office:value-type="float" office:value="90" calcext:value-type="float">
            <text:p>90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080" calcext:value-type="float">
            <text:p>1 080,0000</text:p>
          </table:table-cell>
          <table:table-cell table:formula="of:=[.S34]-[.T34]" office:value-type="float" office:value="-1080" calcext:value-type="float">
            <text:p>-1080</text:p>
          </table:table-cell>
          <table:table-cell office:value-type="string" calcext:value-type="string">
            <text:p>à peu près 90 L</text:p>
          </table:table-cell>
          <table:table-cell table:number-columns-repeated="100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amin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9" calcext:value-type="float">
            <text:p>4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35]+([.M35]/20)+([.N35]/240)" office:value-type="float" office:value="1.75" calcext:value-type="float">
            <text:p>1,75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85.75" calcext:value-type="float">
            <text:p>85,7500</text:p>
          </table:table-cell>
          <table:table-cell table:formula="of:=[.S35]-[.T35]" office:value-type="float" office:value="-85.75" calcext:value-type="float">
            <text:p>-85,75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amin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livr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36]+([.M36]/20)+([.N36]/240)" office:value-type="float" office:value="20" calcext:value-type="float">
            <text:p>20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260" calcext:value-type="float">
            <text:p>260,0000</text:p>
          </table:table-cell>
          <table:table-cell table:formula="of:=[.S36]-[.T36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l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65" calcext:value-type="float">
            <text:p>86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7]+([.M37]/20)+([.N37]/240)" office:value-type="float" office:value="2" calcext:value-type="float">
            <text:p>2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1730" calcext:value-type="float">
            <text:p>1 730,0000</text:p>
          </table:table-cell>
          <table:table-cell table:formula="of:=[.S37]-[.T37]" office:value-type="float" office:value="-1730" calcext:value-type="float">
            <text:p>-173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ing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363" calcext:value-type="float">
            <text:p>2 36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38]+([.M38]/20)+([.N38]/240)" office:value-type="float" office:value="1.25" calcext:value-type="float">
            <text:p>1,25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2953.75" calcext:value-type="float">
            <text:p>2 953,7500</text:p>
          </table:table-cell>
          <table:table-cell table:formula="of:=[.S38]-[.T38]" office:value-type="float" office:value="-2953.75" calcext:value-type="float">
            <text:p>-2953,75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laces de miroi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2" calcext:value-type="float">
            <text:p>32,00</text:p>
          </table:table-cell>
          <table:table-cell table:number-columns-repeated="4"/>
          <table:table-cell table:style-name="ce21" table:formula="of:=[.L39]+([.M39]/20)+([.N39]/240)" office:value-type="float" office:value="0" calcext:value-type="float">
            <text:p>0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0" calcext:value-type="float">
            <text:p>0,0000</text:p>
          </table:table-cell>
          <table:table-cell table:formula="of:=[.S39]-[.T39]" office:value-type="float" office:value="0" calcext:value-type="float">
            <text:p>0</text:p>
          </table:table-cell>
          <table:table-cell office:value-type="string" calcext:value-type="string">
            <text:p>de quelle grandeur ? 10 <text:s/>L le pied</text:p>
          </table:table-cell>
          <table:table-cell table:number-columns-repeated="100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775" calcext:value-type="float">
            <text:p>2 7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40]+([.M40]/20)+([.N40]/240)" office:value-type="float" office:value="0.3" calcext:value-type="float">
            <text:p>0,3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832.5" calcext:value-type="float">
            <text:p>832,5000</text:p>
          </table:table-cell>
          <table:table-cell table:formula="of:=[.S40]-[.T40]" office:value-type="float" office:value="-832.5" calcext:value-type="float">
            <text:p>-832,5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31" calcext:value-type="float">
            <text:p>231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1]+([.M41]/20)+([.N41]/240)" office:value-type="float" office:value="3" calcext:value-type="float">
            <text:p>3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693" calcext:value-type="float">
            <text:p>693,0000</text:p>
          </table:table-cell>
          <table:table-cell table:formula="of:=[.S41]-[.T41]" office:value-type="float" office:value="-693" calcext:value-type="float">
            <text:p>-693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jupon de callem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42]+([.M42]/20)+([.N42]/240)" office:value-type="float" office:value="10" calcext:value-type="float">
            <text:p>10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70" calcext:value-type="float">
            <text:p>70,0000</text:p>
          </table:table-cell>
          <table:table-cell table:formula="of:=[.S42]-[.T42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nchettes brod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pai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43]+([.M43]/20)+([.N43]/240)" office:value-type="float" office:value="6" calcext:value-type="float">
            <text:p>6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1620" calcext:value-type="float">
            <text:p>1 620,0000</text:p>
          </table:table-cell>
          <table:table-cell table:formula="of:=[.S43]-[.T43]" office:value-type="float" office:value="-1620" calcext:value-type="float">
            <text:p>-1620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ntelet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en nombre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44]+([.M44]/20)+([.N44]/240)" office:value-type="float" office:value="14" calcext:value-type="float">
            <text:p>14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322" calcext:value-type="float">
            <text:p>322,0000</text:p>
          </table:table-cell>
          <table:table-cell table:formula="of:=[.S44]-[.T44]" office:value-type="float" office:value="-322" calcext:value-type="float">
            <text:p>-322</text:p>
          </table:table-cell>
          <table:table-cell table:style-name="ce28"/>
          <table:table-cell table:number-columns-repeated="100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45]+([.M45]/20)+([.N45]/240)" office:value-type="float" office:value="1.5" calcext:value-type="float">
            <text:p>1,5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135" calcext:value-type="float">
            <text:p>135,0000</text:p>
          </table:table-cell>
          <table:table-cell table:formula="of:=[.S45]-[.T45]" office:value-type="float" office:value="-135" calcext:value-type="float">
            <text:p>-135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choirs de cot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46]+([.M46]/20)+([.N46]/240)" office:value-type="float" office:value="4" calcext:value-type="float">
            <text:p>4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92" calcext:value-type="float">
            <text:p>192,0000</text:p>
          </table:table-cell>
          <table:table-cell table:formula="of:=[.S46]-[.T46]" office:value-type="float" office:value="-192" calcext:value-type="float">
            <text:p>-192</text:p>
          </table:table-cell>
          <table:table-cell office:value-type="string" calcext:value-type="string">
            <text:p>prix incertain <text:s/>2 d <text:s/>4 L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choir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50" calcext:value-type="float">
            <text:p>1 05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47]+([.M47]/20)+([.N47]/240)" office:value-type="float" office:value="6" calcext:value-type="float">
            <text:p>6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6300" calcext:value-type="float">
            <text:p>6 300,0000</text:p>
          </table:table-cell>
          <table:table-cell table:formula="of:=[.S47]-[.T47]" office:value-type="float" office:value="-6300" calcext:value-type="float">
            <text:p>-6300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au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48]+([.M48]/20)+([.N48]/240)" office:value-type="float" office:value="8" calcext:value-type="float">
            <text:p>8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1408" calcext:value-type="float">
            <text:p>1 408,0000</text:p>
          </table:table-cell>
          <table:table-cell table:formula="of:=[.S48]-[.T48]" office:value-type="float" office:value="-1408" calcext:value-type="float">
            <text:p>-1408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au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49]+([.M49]/20)+([.N49]/240)" office:value-type="float" office:value="8" calcext:value-type="float">
            <text:p>8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200" calcext:value-type="float">
            <text:p>200,0000</text:p>
          </table:table-cell>
          <table:table-cell table:formula="of:=[.S49]-[.T49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el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6" calcext:value-type="float">
            <text:p>116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50]+([.M50]/20)+([.N50]/240)" office:value-type="float" office:value="3.5" calcext:value-type="float">
            <text:p>3,5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406" calcext:value-type="float">
            <text:p>406,0000</text:p>
          </table:table-cell>
          <table:table-cell table:formula="of:=[.S50]-[.T50]" office:value-type="float" office:value="-406" calcext:value-type="float">
            <text:p>-406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78" calcext:value-type="float">
            <text:p>1 078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51]+([.M51]/20)+([.N51]/240)" office:value-type="float" office:value="2.5" calcext:value-type="float">
            <text:p>2,5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2695" calcext:value-type="float">
            <text:p>2 695,0000</text:p>
          </table:table-cell>
          <table:table-cell table:formula="of:=[.S51]-[.T51]" office:value-type="float" office:value="-2695" calcext:value-type="float">
            <text:p>-2695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bu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52]+([.M52]/20)+([.N52]/240)" office:value-type="float" office:value="4" calcext:value-type="float">
            <text:p>4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272" calcext:value-type="float">
            <text:p>272,0000</text:p>
          </table:table-cell>
          <table:table-cell table:formula="of:=[.S52]-[.T52]" office:value-type="float" office:value="-272" calcext:value-type="float">
            <text:p>-272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53]+([.M53]/20)+([.N53]/240)" office:value-type="float" office:value="15" calcext:value-type="float">
            <text:p>15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270" calcext:value-type="float">
            <text:p>270,0000</text:p>
          </table:table-cell>
          <table:table-cell table:formula="of:=[.S53]-[.T53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aux de génisse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28" calcext:value-type="float">
            <text:p>1 728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54]+([.M54]/20)+([.N54]/240)" office:value-type="float" office:value="18" calcext:value-type="float">
            <text:p>18,0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31104" calcext:value-type="float">
            <text:p>31 104,0000</text:p>
          </table:table-cell>
          <table:table-cell table:formula="of:=[.S54]-[.T54]" office:value-type="float" office:value="-31104" calcext:value-type="float">
            <text:p>-31104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aux de veau corroy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53" calcext:value-type="float">
            <text:p>353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55]+([.M55]/20)+([.N55]/240)" office:value-type="float" office:value="36" calcext:value-type="float">
            <text:p>36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12708" calcext:value-type="float">
            <text:p>12 708,0000</text:p>
          </table:table-cell>
          <table:table-cell table:formula="of:=[.S55]-[.T55]" office:value-type="float" office:value="-12708" calcext:value-type="float">
            <text:p>-12708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ék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56]+([.M56]/20)+([.N56]/240)" office:value-type="float" office:value="110" calcext:value-type="float">
            <text:p>110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660" calcext:value-type="float">
            <text:p>660,0000</text:p>
          </table:table-cell>
          <table:table-cell table:formula="of:=[.S56]-[.T56]" office:value-type="float" office:value="-660" calcext:value-type="float">
            <text:p>-660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rs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au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57]+([.M57]/20)+([.N57]/240)" office:value-type="float" office:value="5" calcext:value-type="float">
            <text:p>5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380" calcext:value-type="float">
            <text:p>380,0000</text:p>
          </table:table-cell>
          <table:table-cell table:formula="of:=[.S57]-[.T57]" office:value-type="float" office:value="-380" calcext:value-type="float">
            <text:p>-38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az de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table:number-columns-repeated="5"/>
          <table:table-cell table:style-name="ce21" table:formula="of:=[.L58]+([.M58]/20)+([.N58]/240)" office:value-type="float" office:value="0" calcext:value-type="float">
            <text:p>0,00000</text:p>
          </table:table-cell>
          <table:table-cell office:value-type="float" office:value="2255" calcext:value-type="float">
            <text:p>2255</text:p>
          </table:table-cell>
          <table:table-cell table:number-columns-repeated="2"/>
          <table:table-cell table:formula="of:=[.P58]+0.05*[.Q58]+[.R58]/240" office:value-type="float" office:value="2255" calcext:value-type="float">
            <text:p>2255</text:p>
          </table:table-cell>
          <table:table-cell table:formula="of:=[.J58]*[.O58]" office:value-type="float" office:value="0" calcext:value-type="float">
            <text:p>0,0000</text:p>
          </table:table-cell>
          <table:table-cell table:formula="of:=[.S58]-[.T58]" office:value-type="float" office:value="2255" calcext:value-type="float">
            <text:p>2255</text:p>
          </table:table-cell>
          <table:table-cell office:value-type="string" calcext:value-type="string">
            <text:p>valeur de 2255 L</text:p>
          </table:table-cell>
          <table:table-cell table:number-columns-repeated="100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ogues de mor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59]+([.M59]/20)+([.N59]/240)" office:value-type="float" office:value="10" calcext:value-type="float">
            <text:p>10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60" calcext:value-type="float">
            <text:p>160,0000</text:p>
          </table:table-cell>
          <table:table-cell table:formula="of:=[.S59]-[.T59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uban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2" calcext:value-type="float">
            <text:p>202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7.5" calcext:value-type="float">
            <text:p>17,5</text:p>
          </table:table-cell>
          <table:table-cell/>
          <table:table-cell table:style-name="ce21" table:formula="of:=[.L60]+([.M60]/20)+([.N60]/240)" office:value-type="float" office:value="0.875" calcext:value-type="float">
            <text:p>0,875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76.75" calcext:value-type="float">
            <text:p>176,7500</text:p>
          </table:table-cell>
          <table:table-cell table:formula="of:=[.S60]-[.T60]" office:value-type="float" office:value="-176.75" calcext:value-type="float">
            <text:p>-176,75</text:p>
          </table:table-cell>
          <table:table-cell office:value-type="string" calcext:value-type="string">
            <text:p>À 15 ou 20 S</text:p>
          </table:table-cell>
          <table:table-cell table:number-columns-repeated="100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rdi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61]+([.M61]/20)+([.N61]/240)" office:value-type="float" office:value="30" calcext:value-type="float">
            <text:p>30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2700" calcext:value-type="float">
            <text:p>2 700,0000</text:p>
          </table:table-cell>
          <table:table-cell table:formula="of:=[.S61]-[.T61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muid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62]+([.M62]/20)+([.N62]/240)" office:value-type="float" office:value="60" calcext:value-type="float">
            <text:p>60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2160" calcext:value-type="float">
            <text:p>2 160,0000</text:p>
          </table:table-cell>
          <table:table-cell table:formula="of:=[.S62]-[.T62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47" calcext:value-type="float">
            <text:p>1 24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63]+([.M63]/20)+([.N63]/240)" office:value-type="float" office:value="1.25" calcext:value-type="float">
            <text:p>1,25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1558.75" calcext:value-type="float">
            <text:p>1 558,7500</text:p>
          </table:table-cell>
          <table:table-cell table:formula="of:=[.S63]-[.T63]" office:value-type="float" office:value="-1558.75" calcext:value-type="float">
            <text:p>-1558,75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casson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7734" calcext:value-type="float">
            <text:p>127 734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 table:number-columns-repeated="2"/>
          <table:table-cell table:style-name="ce21" table:formula="of:=[.L64]+([.M64]/20)+([.N64]/240)" office:value-type="float" office:value="0.38" calcext:value-type="float">
            <text:p>0,38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48538.92" calcext:value-type="float">
            <text:p>48 538,9200</text:p>
          </table:table-cell>
          <table:table-cell table:formula="of:=[.S64]-[.T64]" office:value-type="float" office:value="-48538.92" calcext:value-type="float">
            <text:p>-48538,92</text:p>
          </table:table-cell>
          <table:table-cell office:value-type="string" calcext:value-type="string">
            <text:p>38 L %</text:p>
          </table:table-cell>
          <table:table-cell table:number-columns-repeated="100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rafi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748" calcext:value-type="float">
            <text:p>7 7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65]+([.M65]/20)+([.N65]/240)" office:value-type="float" office:value="0.8" calcext:value-type="float">
            <text:p>0,8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6198.4" calcext:value-type="float">
            <text:p>6 198,4000</text:p>
          </table:table-cell>
          <table:table-cell table:formula="of:=[.S65]-[.T65]" office:value-type="float" office:value="-6198.4" calcext:value-type="float">
            <text:p>-6198,4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4528" calcext:value-type="float">
            <text:p>204 528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 table:number-columns-repeated="2"/>
          <table:table-cell table:style-name="ce21" table:formula="of:=[.L66]+([.M66]/20)+([.N66]/240)" office:value-type="float" office:value="0.38" calcext:value-type="float">
            <text:p>0,38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77720.64" calcext:value-type="float">
            <text:p>77 720,6400</text:p>
          </table:table-cell>
          <table:table-cell table:formula="of:=[.S66]-[.T66]" office:value-type="float" office:value="-77720.64" calcext:value-type="float">
            <text:p>-77720,64</text:p>
          </table:table-cell>
          <table:table-cell office:value-type="string" calcext:value-type="string">
            <text:p>38 L %</text:p>
          </table:table-cell>
          <table:table-cell table:number-columns-repeated="100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053" calcext:value-type="float">
            <text:p>11 0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67]+([.M67]/20)+([.N67]/240)" office:value-type="float" office:value="0.4" calcext:value-type="float">
            <text:p>0,4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4421.2" calcext:value-type="float">
            <text:p>4 421,2000</text:p>
          </table:table-cell>
          <table:table-cell table:formula="of:=[.S67]-[.T67]" office:value-type="float" office:value="-4421.2" calcext:value-type="float">
            <text:p>-4421,2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45" calcext:value-type="float">
            <text:p>745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1" table:formula="of:=[.L68]+([.M68]/20)+([.N68]/240)" office:value-type="float" office:value="0" calcext:value-type="float">
            <text:p>0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0" calcext:value-type="float">
            <text:p>0,0000</text:p>
          </table:table-cell>
          <table:table-cell table:formula="of:=[.S68]-[.T68]" office:value-type="float" office:value="0" calcext:value-type="float">
            <text:p>0</text:p>
          </table:table-cell>
          <table:table-cell office:value-type="string" calcext:value-type="string">
            <text:p>quelle sorte ? 12 S ou 4 S</text:p>
          </table:table-cell>
          <table:table-cell table:number-columns-repeated="100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Beauva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69]+([.M69]/20)+([.N69]/240)" office:value-type="float" office:value="2.25" calcext:value-type="float">
            <text:p>2,25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3150" calcext:value-type="float">
            <text:p>3 150,0000</text:p>
          </table:table-cell>
          <table:table-cell table:formula="of:=[.S69]-[.T69]" office:value-type="float" office:value="-3150" calcext:value-type="float">
            <text:p>-315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3231" calcext:value-type="float">
            <text:p>53 23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70]+([.M70]/20)+([.N70]/240)" office:value-type="float" office:value="1.75" calcext:value-type="float">
            <text:p>1,75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93154.25" calcext:value-type="float">
            <text:p>93 154,2500</text:p>
          </table:table-cell>
          <table:table-cell table:formula="of:=[.S70]-[.T70]" office:value-type="float" office:value="-93154.25" calcext:value-type="float">
            <text:p>-93154,25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9091" calcext:value-type="float">
            <text:p>29 09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71]+([.M71]/20)+([.N71]/240)" office:value-type="float" office:value="0.85" calcext:value-type="float">
            <text:p>0,85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24727.35" calcext:value-type="float">
            <text:p>24 727,3500</text:p>
          </table:table-cell>
          <table:table-cell table:formula="of:=[.S71]-[.T71]" office:value-type="float" office:value="-24727.35" calcext:value-type="float">
            <text:p>-24727,35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72]+([.M72]/20)+([.N72]/240)" office:value-type="float" office:value="1" calcext:value-type="float">
            <text:p>1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1800" calcext:value-type="float">
            <text:p>1 800,0000</text:p>
          </table:table-cell>
          <table:table-cell table:formula="of:=[.S72]-[.T72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de Fri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87" calcext:value-type="float">
            <text:p>88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73]+([.M73]/20)+([.N73]/240)" office:value-type="float" office:value="1" calcext:value-type="float">
            <text:p>1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887" calcext:value-type="float">
            <text:p>887,0000</text:p>
          </table:table-cell>
          <table:table-cell table:formula="of:=[.S73]-[.T73]" office:value-type="float" office:value="-887" calcext:value-type="float">
            <text:p>-887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crées lar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33815" calcext:value-type="float">
            <text:p>633 81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74]+([.M74]/20)+([.N74]/240)" office:value-type="float" office:value="1.3" calcext:value-type="float">
            <text:p>1,3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823959.5" calcext:value-type="float">
            <text:p>823 959,5000</text:p>
          </table:table-cell>
          <table:table-cell table:formula="of:=[.S74]-[.T74]" office:value-type="float" office:value="-823959.5" calcext:value-type="float">
            <text:p>-823959,5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cr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90" calcext:value-type="float">
            <text:p>2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75]+([.M75]/20)+([.N75]/240)" office:value-type="float" office:value="1" calcext:value-type="float">
            <text:p>1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290" calcext:value-type="float">
            <text:p>290,0000</text:p>
          </table:table-cell>
          <table:table-cell table:formula="of:=[.S75]-[.T75]" office:value-type="float" office:value="-290" calcext:value-type="float">
            <text:p>-290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entre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528" calcext:value-type="float">
            <text:p>3 52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76]+([.M76]/20)+([.N76]/240)" office:value-type="float" office:value="0.75" calcext:value-type="float">
            <text:p>0,75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2646" calcext:value-type="float">
            <text:p>2 646,0000</text:p>
          </table:table-cell>
          <table:table-cell table:formula="of:=[.S76]-[.T76]" office:value-type="float" office:value="-2646" calcext:value-type="float">
            <text:p>-2646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etroi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28025" calcext:value-type="float">
            <text:p>528 02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77]+([.M77]/20)+([.N77]/240)" office:value-type="float" office:value="1.5" calcext:value-type="float">
            <text:p>1,5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792037.5" calcext:value-type="float">
            <text:p>792 037,5000</text:p>
          </table:table-cell>
          <table:table-cell table:formula="of:=[.S77]-[.T77]" office:value-type="float" office:value="-792037.5" calcext:value-type="float">
            <text:p>-792037,5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graci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15914" calcext:value-type="float">
            <text:p>1 115 91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78]+([.M78]/20)+([.N78]/240)" office:value-type="float" office:value="1.4" calcext:value-type="float">
            <text:p>1,4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1562279.6" calcext:value-type="float">
            <text:p>1 562 279,6000</text:p>
          </table:table-cell>
          <table:table-cell table:formula="of:=[.S78]-[.T78]" office:value-type="float" office:value="-1562279.6" calcext:value-type="float">
            <text:p>-1562279,6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322" calcext:value-type="float">
            <text:p>13 32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79]+([.M79]/20)+([.N79]/240)" office:value-type="float" office:value="0.9" calcext:value-type="float">
            <text:p>0,9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11989.8" calcext:value-type="float">
            <text:p>11 989,8000</text:p>
          </table:table-cell>
          <table:table-cell table:formula="of:=[.S79]-[.T79]" office:value-type="float" office:value="-11989.8" calcext:value-type="float">
            <text:p>-11989,8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357" calcext:value-type="float">
            <text:p>3 35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80]+([.M80]/20)+([.N80]/240)" office:value-type="float" office:value="2.5" calcext:value-type="float">
            <text:p>2,5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8392.5" calcext:value-type="float">
            <text:p>8 392,5000</text:p>
          </table:table-cell>
          <table:table-cell table:formula="of:=[.S80]-[.T80]" office:value-type="float" office:value="-8392.5" calcext:value-type="float">
            <text:p>-8392,5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4641" calcext:value-type="float">
            <text:p>74 64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81]+([.M81]/20)+([.N81]/240)" office:value-type="float" office:value="1.5" calcext:value-type="float">
            <text:p>1,5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111961.5" calcext:value-type="float">
            <text:p>111 961,5000</text:p>
          </table:table-cell>
          <table:table-cell table:formula="of:=[.S81]-[.T81]" office:value-type="float" office:value="-111961.5" calcext:value-type="float">
            <text:p>-111961,5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82]+([.M82]/20)+([.N82]/240)" office:value-type="float" office:value="1.4" calcext:value-type="float">
            <text:p>1,4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44.8" calcext:value-type="float">
            <text:p>44,8000</text:p>
          </table:table-cell>
          <table:table-cell table:formula="of:=[.S82]-[.T82]" office:value-type="float" office:value="-44.8" calcext:value-type="float">
            <text:p>-44,8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1158" calcext:value-type="float">
            <text:p>41 158,00</text:p>
          </table:table-cell>
          <table:table-cell office:value-type="string" calcext:value-type="string">
            <text:p>pièces</text:p>
          </table:table-cell>
          <table:table-cell office:value-type="float" office:value="63" calcext:value-type="float">
            <text:p>63,000</text:p>
          </table:table-cell>
          <table:table-cell table:number-columns-repeated="2"/>
          <table:table-cell table:style-name="ce21" table:formula="of:=[.L83]+([.M83]/20)+([.N83]/240)" office:value-type="float" office:value="63" calcext:value-type="float">
            <text:p>63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2592954" calcext:value-type="float">
            <text:p>2 592 954,0000</text:p>
          </table:table-cell>
          <table:table-cell table:formula="of:=[.S83]-[.T83]" office:value-type="float" office:value="-2592954" calcext:value-type="float">
            <text:p>-2592954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pe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66" calcext:value-type="float">
            <text:p>866,00</text:p>
          </table:table-cell>
          <table:table-cell office:value-type="string" calcext:value-type="string">
            <text:p>aun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84]+([.M84]/20)+([.N84]/240)" office:value-type="float" office:value="2" calcext:value-type="float">
            <text:p>2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1732" calcext:value-type="float">
            <text:p>1 732,0000</text:p>
          </table:table-cell>
          <table:table-cell table:formula="of:=[.S84]-[.T84]" office:value-type="float" office:value="-1732" calcext:value-type="float">
            <text:p>-1732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Pontiv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85]+([.M85]/20)+([.N85]/240)" office:value-type="float" office:value="1.5" calcext:value-type="float">
            <text:p>1,5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11" calcext:value-type="float">
            <text:p>111,0000</text:p>
          </table:table-cell>
          <table:table-cell table:formula="of:=[.S85]-[.T85]" office:value-type="float" office:value="-111" calcext:value-type="float">
            <text:p>-111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90798" calcext:value-type="float">
            <text:p>190 79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86]+([.M86]/20)+([.N86]/240)" office:value-type="float" office:value="0.9" calcext:value-type="float">
            <text:p>0,9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171718.2" calcext:value-type="float">
            <text:p>171 718,2000</text:p>
          </table:table-cell>
          <table:table-cell table:formula="of:=[.S86]-[.T86]" office:value-type="float" office:value="-171718.2" calcext:value-type="float">
            <text:p>-171718,2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390" calcext:value-type="float">
            <text:p>17 3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87]+([.M87]/20)+([.N87]/240)" office:value-type="float" office:value="0.85" calcext:value-type="float">
            <text:p>0,8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4781.5" calcext:value-type="float">
            <text:p>14 781,5000</text:p>
          </table:table-cell>
          <table:table-cell table:formula="of:=[.S87]-[.T87]" office:value-type="float" office:value="-14781.5" calcext:value-type="float">
            <text:p>-14781,5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elo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aun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88]+([.M88]/20)+([.N88]/240)" office:value-type="float" office:value="30" calcext:value-type="float">
            <text:p>30,0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720" calcext:value-type="float">
            <text:p>720,0000</text:p>
          </table:table-cell>
          <table:table-cell table:formula="of:=[.S88]-[.T88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onneau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1" table:formula="of:=[.L89]+([.M89]/20)+([.N89]/240)" office:value-type="float" office:value="180" calcext:value-type="float">
            <text:p>180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180" calcext:value-type="float">
            <text:p>180,0000</text:p>
          </table:table-cell>
          <table:table-cell table:formula="of:=[.S89]-[.T89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90]+([.M90]/20)+([.N90]/240)" office:value-type="float" office:value="45" calcext:value-type="float">
            <text:p>45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90" calcext:value-type="float">
            <text:p>90,0000</text:p>
          </table:table-cell>
          <table:table-cell table:formula="of:=[.S90]-[.T90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oile broc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91]+([.M91]/20)+([.N91]/240)" office:value-type="float" office:value="0" calcext:value-type="float">
            <text:p>0,0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0" calcext:value-type="float">
            <text:p>0,0000</text:p>
          </table:table-cell>
          <table:table-cell table:formula="of:=[.S91]-[.T91]" office:value-type="float" office:value="0" calcext:value-type="float">
            <text:p>0</text:p>
          </table:table-cell>
          <table:table-cell office:value-type="string" calcext:value-type="string">
            <text:p>Inconnu 20 ou 24 L</text:p>
          </table:table-cell>
          <table:table-cell table:number-columns-repeated="100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ac en feu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</text:p>
          </table:table-cell>
          <table:table-cell office:value-type="float" office:value="137538" calcext:value-type="float">
            <text:p>137 5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92]+([.M92]/20)+([.N92]/240)" office:value-type="float" office:value="0.6" calcext:value-type="float">
            <text:p>0,6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82522.8" calcext:value-type="float">
            <text:p>82 522,8000</text:p>
          </table:table-cell>
          <table:table-cell table:formula="of:=[.S92]-[.T92]" office:value-type="float" office:value="-82522.8" calcext:value-type="float">
            <text:p>-82522,8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ffé de Doming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581" calcext:value-type="float">
            <text:p>1 5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93]+([.M93]/20)+([.N93]/240)" office:value-type="float" office:value="0.75" calcext:value-type="float">
            <text:p>0,75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185.75" calcext:value-type="float">
            <text:p>1 185,7500</text:p>
          </table:table-cell>
          <table:table-cell table:formula="of:=[.S93]-[.T93]" office:value-type="float" office:value="-1185.75" calcext:value-type="float">
            <text:p>-1185,75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muid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94]+([.M94]/20)+([.N94]/240)" office:value-type="float" office:value="60" calcext:value-type="float">
            <text:p>60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1140" calcext:value-type="float">
            <text:p>1 140,0000</text:p>
          </table:table-cell>
          <table:table-cell table:formula="of:=[.S94]-[.T94]" office:value-type="float" office:value="-1140" calcext:value-type="float">
            <text:p>-114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mert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8" calcext:value-type="float">
            <text:p>128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1" table:formula="of:=[.L95]+([.M95]/20)+([.N95]/240)" office:value-type="float" office:value="32" calcext:value-type="float">
            <text:p>32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4096" calcext:value-type="float">
            <text:p>4 096,0000</text:p>
          </table:table-cell>
          <table:table-cell table:formula="of:=[.S95]-[.T95]" office:value-type="float" office:value="-4096" calcext:value-type="float">
            <text:p>-4096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rmoi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49" calcext:value-type="float">
            <text:p>649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96]+([.M96]/20)+([.N96]/240)" office:value-type="float" office:value="50" calcext:value-type="float">
            <text:p>50,0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32450" calcext:value-type="float">
            <text:p>32 450,0000</text:p>
          </table:table-cell>
          <table:table-cell table:formula="of:=[.S96]-[.T96]" office:value-type="float" office:value="-32450" calcext:value-type="float">
            <text:p>-32450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ffetas blan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06" calcext:value-type="float">
            <text:p>606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97]+([.M97]/20)+([.N97]/240)" office:value-type="float" office:value="50" calcext:value-type="float">
            <text:p>50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30300" calcext:value-type="float">
            <text:p>30 300,0000</text:p>
          </table:table-cell>
          <table:table-cell table:formula="of:=[.S97]-[.T97]" office:value-type="float" office:value="-30300" calcext:value-type="float">
            <text:p>-30300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z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32" calcext:value-type="float">
            <text:p>632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98]+([.M98]/20)+([.N98]/240)" office:value-type="float" office:value="30" calcext:value-type="float">
            <text:p>30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18960" calcext:value-type="float">
            <text:p>18 960,0000</text:p>
          </table:table-cell>
          <table:table-cell table:formula="of:=[.S98]-[.T98]" office:value-type="float" office:value="-18960" calcext:value-type="float">
            <text:p>-1896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ffetas bl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99]+([.M99]/20)+([.N99]/240)" office:value-type="float" office:value="50" calcext:value-type="float">
            <text:p>50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5000" calcext:value-type="float">
            <text:p>5 000,0000</text:p>
          </table:table-cell>
          <table:table-cell table:formula="of:=[.S99]-[.T99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/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00]+([.M100]/20)+([.N100]/240)" office:value-type="float" office:value="30" calcext:value-type="float">
            <text:p>30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0" calcext:value-type="float">
            <text:p>0,0000</text:p>
          </table:table-cell>
          <table:table-cell table:formula="of:=[.S100]-[.T100]" office:value-type="float" office:value="0" calcext:value-type="float">
            <text:p>0</text:p>
          </table:table-cell>
          <table:table-cell office:value-type="string" calcext:value-type="string">
            <text:p>"quel nombre ?"</text:p>
          </table:table-cell>
          <table:table-cell table:number-columns-repeated="100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1244" calcext:value-type="float">
            <text:p>101 2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01]+([.M101]/20)+([.N101]/240)" office:value-type="float" office:value="0.4" calcext:value-type="float">
            <text:p>0,4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40497.6" calcext:value-type="float">
            <text:p>40 497,6000</text:p>
          </table:table-cell>
          <table:table-cell table:formula="of:=[.S101]-[.T101]" office:value-type="float" office:value="-40497.6" calcext:value-type="float">
            <text:p>-40497,6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4672" calcext:value-type="float">
            <text:p>114 672,00</text:p>
          </table:table-cell>
          <table:table-cell office:value-type="string" calcext:value-type="string">
            <text:p>livres</text:p>
          </table:table-cell>
          <table:table-cell office:value-type="float" office:value="0.23" calcext:value-type="float">
            <text:p>0,230</text:p>
          </table:table-cell>
          <table:table-cell table:number-columns-repeated="2"/>
          <table:table-cell table:style-name="ce21" table:formula="of:=[.L102]+([.M102]/20)+([.N102]/240)" office:value-type="float" office:value="0.23" calcext:value-type="float">
            <text:p>0,23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26374.56" calcext:value-type="float">
            <text:p>26 374,5600</text:p>
          </table:table-cell>
          <table:table-cell table:formula="of:=[.S102]-[.T102]" office:value-type="float" office:value="-26374.56" calcext:value-type="float">
            <text:p>-26374,56</text:p>
          </table:table-cell>
          <table:table-cell office:value-type="string" calcext:value-type="string">
            <text:p>23 L %</text:p>
          </table:table-cell>
          <table:table-cell table:number-columns-repeated="100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13771" calcext:value-type="float">
            <text:p>313 77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103]+([.M103]/20)+([.N103]/240)" office:value-type="float" office:value="1.15" calcext:value-type="float">
            <text:p>1,15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360836.65" calcext:value-type="float">
            <text:p>360 836,6500</text:p>
          </table:table-cell>
          <table:table-cell table:formula="of:=[.S103]-[.T103]" office:value-type="float" office:value="-360836.65" calcext:value-type="float">
            <text:p>-360836,65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ffé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0774" calcext:value-type="float">
            <text:p>20 7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104]+([.M104]/20)+([.N104]/240)" office:value-type="float" office:value="2.25" calcext:value-type="float">
            <text:p>2,25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46741.5" calcext:value-type="float">
            <text:p>46 741,5000</text:p>
          </table:table-cell>
          <table:table-cell table:formula="of:=[.S104]-[.T104]" office:value-type="float" office:value="-46741.5" calcext:value-type="float">
            <text:p>-46741,5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411" calcext:value-type="float">
            <text:p>2 41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05]+([.M105]/20)+([.N105]/240)" office:value-type="float" office:value="0.75" calcext:value-type="float">
            <text:p>0,75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1808.25" calcext:value-type="float">
            <text:p>1 808,2500</text:p>
          </table:table-cell>
          <table:table-cell table:formula="of:=[.S105]-[.T105]" office:value-type="float" office:value="-1808.25" calcext:value-type="float">
            <text:p>-1808,25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77" calcext:value-type="float">
            <text:p>77,000</text:p>
          </table:table-cell>
          <table:table-cell table:number-columns-repeated="2"/>
          <table:table-cell table:style-name="ce21" table:formula="of:=[.L106]+([.M106]/20)+([.N106]/240)" office:value-type="float" office:value="77" calcext:value-type="float">
            <text:p>77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924" calcext:value-type="float">
            <text:p>924,0000</text:p>
          </table:table-cell>
          <table:table-cell table:formula="of:=[.S106]-[.T106]" office:value-type="float" office:value="-924" calcext:value-type="float">
            <text:p>-924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callada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07]+([.M107]/20)+([.N107]/240)" office:value-type="float" office:value="20" calcext:value-type="float">
            <text:p>20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1420" calcext:value-type="float">
            <text:p>1 420,0000</text:p>
          </table:table-cell>
          <table:table-cell table:formula="of:=[.S107]-[.T107]" office:value-type="float" office:value="-1420" calcext:value-type="float">
            <text:p>-142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cardamomum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76" calcext:value-type="float">
            <text:p>5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08]+([.M108]/20)+([.N108]/240)" office:value-type="float" office:value="2.5" calcext:value-type="float">
            <text:p>2,5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1440" calcext:value-type="float">
            <text:p>1 440,0000</text:p>
          </table:table-cell>
          <table:table-cell table:formula="of:=[.S108]-[.T108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chalbaf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09]+([.M109]/20)+([.N109]/240)" office:value-type="float" office:value="40" calcext:value-type="float">
            <text:p>40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1000" calcext:value-type="float">
            <text:p>1 000,0000</text:p>
          </table:table-cell>
          <table:table-cell table:formula="of:=[.S109]-[.T109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54" calcext:value-type="float">
            <text:p>854,00</text:p>
          </table:table-cell>
          <table:table-cell office:value-type="string" calcext:value-type="string">
            <text:p>bariqu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10]+([.M110]/20)+([.N110]/240)" office:value-type="float" office:value="12" calcext:value-type="float">
            <text:p>12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10248" calcext:value-type="float">
            <text:p>10 248,0000</text:p>
          </table:table-cell>
          <table:table-cell table:formula="of:=[.S110]-[.T110]" office:value-type="float" office:value="-10248" calcext:value-type="float">
            <text:p>-10248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uqu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11]+([.M111]/20)+([.N111]/240)" office:value-type="float" office:value="36" calcext:value-type="float">
            <text:p>36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3060" calcext:value-type="float">
            <text:p>3 060,0000</text:p>
          </table:table-cell>
          <table:table-cell table:formula="of:=[.S111]-[.T111]" office:value-type="float" office:value="-3060" calcext:value-type="float">
            <text:p>-306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emises u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64" calcext:value-type="float">
            <text:p>264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12]+([.M112]/20)+([.N112]/240)" office:value-type="float" office:value="6" calcext:value-type="float">
            <text:p>6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584" calcext:value-type="float">
            <text:p>1 584,0000</text:p>
          </table:table-cell>
          <table:table-cell table:formula="of:=[.S112]-[.T112]" office:value-type="float" office:value="-1584" calcext:value-type="float">
            <text:p>-1584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42" calcext:value-type="float">
            <text:p>342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13]+([.M113]/20)+([.N113]/240)" office:value-type="float" office:value="12" calcext:value-type="float">
            <text:p>12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4104" calcext:value-type="float">
            <text:p>4 104,0000</text:p>
          </table:table-cell>
          <table:table-cell table:formula="of:=[.S113]-[.T113]" office:value-type="float" office:value="-4104" calcext:value-type="float">
            <text:p>-4104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inab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14]+([.M114]/20)+([.N114]/240)" office:value-type="float" office:value="15" calcext:value-type="float">
            <text:p>15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1335" calcext:value-type="float">
            <text:p>1 335,0000</text:p>
          </table:table-cell>
          <table:table-cell table:formula="of:=[.S114]-[.T114]" office:value-type="float" office:value="-1335" calcext:value-type="float">
            <text:p>-1335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irsac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115]+([.M115]/20)+([.N115]/240)" office:value-type="float" office:value="60" calcext:value-type="float">
            <text:p>60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7200" calcext:value-type="float">
            <text:p>7 200,0000</text:p>
          </table:table-cell>
          <table:table-cell table:formula="of:=[.S115]-[.T115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rro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116]+([.M116]/20)+([.N116]/240)" office:value-type="float" office:value="7" calcext:value-type="float">
            <text:p>7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820" calcext:value-type="float">
            <text:p>1 820,0000</text:p>
          </table:table-cell>
          <table:table-cell table:formula="of:=[.S116]-[.T116]" office:value-type="float" office:value="-1820" calcext:value-type="float">
            <text:p>-1820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17]+([.M117]/20)+([.N117]/240)" office:value-type="float" office:value="12" calcext:value-type="float">
            <text:p>12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96" calcext:value-type="float">
            <text:p>96,0000</text:p>
          </table:table-cell>
          <table:table-cell table:formula="of:=[.S117]-[.T117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orcas de Lurick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8" calcext:value-type="float">
            <text:p>198,00</text:p>
          </table:table-cell>
          <table:table-cell office:value-type="string" calcext:value-type="string">
            <text:p>pièces</text:p>
          </table:table-cell>
          <table:table-cell office:value-type="float" office:value="128" calcext:value-type="float">
            <text:p>128,000</text:p>
          </table:table-cell>
          <table:table-cell table:number-columns-repeated="2"/>
          <table:table-cell table:style-name="ce21" table:formula="of:=[.L118]+([.M118]/20)+([.N118]/240)" office:value-type="float" office:value="128" calcext:value-type="float">
            <text:p>128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25344" calcext:value-type="float">
            <text:p>25 344,0000</text:p>
          </table:table-cell>
          <table:table-cell table:formula="of:=[.S118]-[.T118]" office:value-type="float" office:value="-25344" calcext:value-type="float">
            <text:p>-25344</text:p>
          </table:table-cell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table:style-name="ce9" office:value-type="string" calcext:value-type="string">
            <text:p>dissousch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19]+([.M119]/20)+([.N119]/240)" office:value-type="float" office:value="30" calcext:value-type="float">
            <text:p>30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2100" calcext:value-type="float">
            <text:p>2 100,0000</text:p>
          </table:table-cell>
          <table:table-cell table:formula="of:=[.S119]-[.T119]" office:value-type="float" office:value="-2100" calcext:value-type="float">
            <text:p>-210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veltes</text:p>
          </table:table-cell>
          <table:table-cell office:value-type="float" office:value="2" calcext:value-type="float">
            <text:p>2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1" table:formula="of:=[.L120]+([.M120]/20)+([.N120]/240)" office:value-type="float" office:value="2.4" calcext:value-type="float">
            <text:p>2,4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240" calcext:value-type="float">
            <text:p>240,0000</text:p>
          </table:table-cell>
          <table:table-cell table:formula="of:=[.S120]-[.T120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atch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21]+([.M121]/20)+([.N121]/240)" office:value-type="float" office:value="18" calcext:value-type="float">
            <text:p>18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8100" calcext:value-type="float">
            <text:p>8 100,0000</text:p>
          </table:table-cell>
          <table:table-cell table:formula="of:=[.S121]-[.T121]" office:value-type="float" office:value="-8100" calcext:value-type="float">
            <text:p>-8100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aras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74" calcext:value-type="float">
            <text:p>474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22]+([.M122]/20)+([.N122]/240)" office:value-type="float" office:value="18" calcext:value-type="float">
            <text:p>18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8532" calcext:value-type="float">
            <text:p>8 532,0000</text:p>
          </table:table-cell>
          <table:table-cell table:formula="of:=[.S122]-[.T122]" office:value-type="float" office:value="-8532" calcext:value-type="float">
            <text:p>-8532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45500" calcext:value-type="float">
            <text:p>545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23]+([.M123]/20)+([.N123]/240)" office:value-type="float" office:value="0.5" calcext:value-type="float">
            <text:p>0,5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272750" calcext:value-type="float">
            <text:p>272 750,0000</text:p>
          </table:table-cell>
          <table:table-cell table:formula="of:=[.S123]-[.T123]" office:value-type="float" office:value="-272750" calcext:value-type="float">
            <text:p>-27275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9666" calcext:value-type="float">
            <text:p>29 6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24]+([.M124]/20)+([.N124]/240)" office:value-type="float" office:value="0.3" calcext:value-type="float">
            <text:p>0,3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8899.8" calcext:value-type="float">
            <text:p>8 899,8000</text:p>
          </table:table-cell>
          <table:table-cell table:formula="of:=[.S124]-[.T124]" office:value-type="float" office:value="-8899.8" calcext:value-type="float">
            <text:p>-8899,8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urgour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69" calcext:value-type="float">
            <text:p>369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125]+([.M125]/20)+([.N125]/240)" office:value-type="float" office:value="120" calcext:value-type="float">
            <text:p>120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44280" calcext:value-type="float">
            <text:p>44 280,0000</text:p>
          </table:table-cell>
          <table:table-cell table:formula="of:=[.S125]-[.T125]" office:value-type="float" office:value="-44280" calcext:value-type="float">
            <text:p>-4428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uing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09" calcext:value-type="float">
            <text:p>5 009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26]+([.M126]/20)+([.N126]/240)" office:value-type="float" office:value="20" calcext:value-type="float">
            <text:p>2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100180" calcext:value-type="float">
            <text:p>100 180,0000</text:p>
          </table:table-cell>
          <table:table-cell table:formula="of:=[.S126]-[.T126]" office:value-type="float" office:value="-100180" calcext:value-type="float">
            <text:p>-10018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23" calcext:value-type="float">
            <text:p>323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27]+([.M127]/20)+([.N127]/240)" office:value-type="float" office:value="20" calcext:value-type="float">
            <text:p>20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6460" calcext:value-type="float">
            <text:p>6 460,0000</text:p>
          </table:table-cell>
          <table:table-cell table:formula="of:=[.S127]-[.T127]" office:value-type="float" office:value="-6460" calcext:value-type="float">
            <text:p>-646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1616" calcext:value-type="float">
            <text:p>61 616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28]+([.M128]/20)+([.N128]/240)" office:value-type="float" office:value="7.5" calcext:value-type="float">
            <text:p>7,5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462120" calcext:value-type="float">
            <text:p>462 120,0000</text:p>
          </table:table-cell>
          <table:table-cell table:formula="of:=[.S128]-[.T128]" office:value-type="float" office:value="-462120" calcext:value-type="float">
            <text:p>-46212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amp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129]+([.M129]/20)+([.N129]/240)" office:value-type="float" office:value="300" calcext:value-type="float">
            <text:p>300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34500" calcext:value-type="float">
            <text:p>34 500,0000</text:p>
          </table:table-cell>
          <table:table-cell table:formula="of:=[.S129]-[.T129]" office:value-type="float" office:value="-34500" calcext:value-type="float">
            <text:p>-34500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23" calcext:value-type="float">
            <text:p>523,00</text:p>
          </table:table-cell>
          <table:table-cell office:value-type="string" calcext:value-type="string">
            <text:p>pièces</text:p>
          </table:table-cell>
          <table:table-cell office:value-type="float" office:value="22.5" calcext:value-type="float">
            <text:p>22,500</text:p>
          </table:table-cell>
          <table:table-cell table:number-columns-repeated="2"/>
          <table:table-cell table:style-name="ce21" table:formula="of:=[.L130]+([.M130]/20)+([.N130]/240)" office:value-type="float" office:value="22.5" calcext:value-type="float">
            <text:p>22,5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11767.5" calcext:value-type="float">
            <text:p>11 767,5000</text:p>
          </table:table-cell>
          <table:table-cell table:formula="of:=[.S130]-[.T130]" office:value-type="float" office:value="-11767.5" calcext:value-type="float">
            <text:p>-11767,5</text:p>
          </table:table-cell>
          <table:table-cell office:value-type="string" calcext:value-type="string">
            <text:p>À 20 ou 25 L</text:p>
          </table:table-cell>
          <table:table-cell table:number-columns-repeated="100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sulipat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31]+([.M131]/20)+([.N131]/240)" office:value-type="float" office:value="36" calcext:value-type="float">
            <text:p>36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1404" calcext:value-type="float">
            <text:p>1 404,0000</text:p>
          </table:table-cell>
          <table:table-cell table:formula="of:=[.S131]-[.T131]" office:value-type="float" office:value="-1404" calcext:value-type="float">
            <text:p>-1404</text:p>
          </table:table-cell>
          <table:table-cell office:value-type="string" calcext:value-type="string">
            <text:p>unité monétaire non précisée</text:p>
          </table:table-cell>
          <table:table-cell table:number-columns-repeated="100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83300" calcext:value-type="float">
            <text:p>583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32]+([.M132]/20)+([.N132]/240)" office:value-type="float" office:value="0.1" calcext:value-type="float">
            <text:p>0,1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58330" calcext:value-type="float">
            <text:p>58 330,0000</text:p>
          </table:table-cell>
          <table:table-cell table:formula="of:=[.S132]-[.T132]" office:value-type="float" office:value="-58330" calcext:value-type="float">
            <text:p>-5833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choirs de Benga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873" calcext:value-type="float">
            <text:p>11 873,00</text:p>
          </table:table-cell>
          <table:table-cell office:value-type="string" calcext:value-type="string">
            <text:p>pièce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21" table:formula="of:=[.L133]+([.M133]/20)+([.N133]/240)" office:value-type="float" office:value="23" calcext:value-type="float">
            <text:p>23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273079" calcext:value-type="float">
            <text:p>273 079,0000</text:p>
          </table:table-cell>
          <table:table-cell table:formula="of:=[.S133]-[.T133]" office:value-type="float" office:value="-273079" calcext:value-type="float">
            <text:p>-273079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choirs de 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29" calcext:value-type="float">
            <text:p>329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34]+([.M134]/20)+([.N134]/240)" office:value-type="float" office:value="20" calcext:value-type="float">
            <text:p>20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6580" calcext:value-type="float">
            <text:p>6 580,0000</text:p>
          </table:table-cell>
          <table:table-cell table:formula="of:=[.S134]-[.T134]" office:value-type="float" office:value="-6580" calcext:value-type="float">
            <text:p>-658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60" calcext:value-type="float">
            <text:p>1 160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21" table:formula="of:=[.L135]+([.M135]/20)+([.N135]/240)" office:value-type="float" office:value="21" calcext:value-type="float">
            <text:p>21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24360" calcext:value-type="float">
            <text:p>24 360,0000</text:p>
          </table:table-cell>
          <table:table-cell table:formula="of:=[.S135]-[.T135]" office:value-type="float" office:value="-24360" calcext:value-type="float">
            <text:p>-24360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sseline de Zurick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2" calcext:value-type="float">
            <text:p>162,00</text:p>
          </table:table-cell>
          <table:table-cell office:value-type="string" calcext:value-type="string">
            <text:p>pièce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1" table:formula="of:=[.L136]+([.M136]/20)+([.N136]/240)" office:value-type="float" office:value="34" calcext:value-type="float">
            <text:p>34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5508" calcext:value-type="float">
            <text:p>5 508,0000</text:p>
          </table:table-cell>
          <table:table-cell table:formula="of:=[.S136]-[.T136]" office:value-type="float" office:value="-5508" calcext:value-type="float">
            <text:p>-5508</text:p>
          </table:table-cell>
          <table:table-cell office:value-type="string" calcext:value-type="string">
            <text:p>34 L plus que ....</text:p>
          </table:table-cell>
          <table:table-cell table:number-columns-repeated="100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usq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livr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137]+([.M137]/20)+([.N137]/240)" office:value-type="float" office:value="120" calcext:value-type="float">
            <text:p>120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450" calcext:value-type="float">
            <text:p>450,0000</text:p>
          </table:table-cell>
          <table:table-cell table:formula="of:=[.S137]-[.T137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nel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28" calcext:value-type="float">
            <text:p>328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38]+([.M138]/20)+([.N138]/240)" office:value-type="float" office:value="24" calcext:value-type="float">
            <text:p>24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7872" calcext:value-type="float">
            <text:p>7 872,0000</text:p>
          </table:table-cell>
          <table:table-cell table:formula="of:=[.S138]-[.T138]" office:value-type="float" office:value="-7872" calcext:value-type="float">
            <text:p>-7872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liaca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46" calcext:value-type="float">
            <text:p>246,00</text:p>
          </table:table-cell>
          <table:table-cell office:value-type="string" calcext:value-type="string">
            <text:p>pièc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139]+([.M139]/20)+([.N139]/240)" office:value-type="float" office:value="70" calcext:value-type="float">
            <text:p>70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17220" calcext:value-type="float">
            <text:p>17 220,0000</text:p>
          </table:table-cell>
          <table:table-cell table:formula="of:=[.S139]-[.T139]" office:value-type="float" office:value="-17220" calcext:value-type="float">
            <text:p>-17220</text:p>
          </table:table-cell>
          <table:table-cell office:value-type="string" calcext:value-type="string">
            <text:p>60 ou 80 L</text:p>
          </table:table-cell>
          <table:table-cell table:number-columns-repeated="100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904" calcext:value-type="float">
            <text:p>4 904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40]+([.M140]/20)+([.N140]/240)" office:value-type="float" office:value="2.5" calcext:value-type="float">
            <text:p>2,5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12260" calcext:value-type="float">
            <text:p>12 260,0000</text:p>
          </table:table-cell>
          <table:table-cell table:formula="of:=[.S140]-[.T140]" office:value-type="float" office:value="-12260" calcext:value-type="float">
            <text:p>-1226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96" calcext:value-type="float">
            <text:p>596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41]+([.M141]/20)+([.N141]/240)" office:value-type="float" office:value="12" calcext:value-type="float">
            <text:p>12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7152" calcext:value-type="float">
            <text:p>7 152,0000</text:p>
          </table:table-cell>
          <table:table-cell table:formula="of:=[.S141]-[.T141]" office:value-type="float" office:value="-7152" calcext:value-type="float">
            <text:p>-7152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694" calcext:value-type="float">
            <text:p>15 694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42]+([.M142]/20)+([.N142]/240)" office:value-type="float" office:value="15" calcext:value-type="float">
            <text:p>15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235410" calcext:value-type="float">
            <text:p>235 410,0000</text:p>
          </table:table-cell>
          <table:table-cell table:formula="of:=[.S142]-[.T142]" office:value-type="float" office:value="-235410" calcext:value-type="float">
            <text:p>-235410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02" calcext:value-type="float">
            <text:p>602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43]+([.M143]/20)+([.N143]/240)" office:value-type="float" office:value="10" calcext:value-type="float">
            <text:p>10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6020" calcext:value-type="float">
            <text:p>6 020,0000</text:p>
          </table:table-cell>
          <table:table-cell table:formula="of:=[.S143]-[.T143]" office:value-type="float" office:value="-6020" calcext:value-type="float">
            <text:p>-6020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tisoy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144]+([.M144]/20)+([.N144]/240)" office:value-type="float" office:value="150" calcext:value-type="float">
            <text:p>150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11250" calcext:value-type="float">
            <text:p>11 250,0000</text:p>
          </table:table-cell>
          <table:table-cell table:formula="of:=[.S144]-[.T144]" office:value-type="float" office:value="-11250" calcext:value-type="float">
            <text:p>-1125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02" calcext:value-type="float">
            <text:p>602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145]+([.M145]/20)+([.N145]/240)" office:value-type="float" office:value="110" calcext:value-type="float">
            <text:p>110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66220" calcext:value-type="float">
            <text:p>66 220,0000</text:p>
          </table:table-cell>
          <table:table-cell table:formula="of:=[.S145]-[.T145]" office:value-type="float" office:value="-66220" calcext:value-type="float">
            <text:p>-6622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kin pein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146]+([.M146]/20)+([.N146]/240)" office:value-type="float" office:value="0" calcext:value-type="float">
            <text:p>0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0" calcext:value-type="float">
            <text:p>0,0000</text:p>
          </table:table-cell>
          <table:table-cell table:formula="of:=[.S146]-[.T146]" office:value-type="float" office:value="0" calcext:value-type="float">
            <text:p>0</text:p>
          </table:table-cell>
          <table:table-cell office:value-type="string" calcext:value-type="string">
            <text:p>150 L ou 200 L</text:p>
          </table:table-cell>
          <table:table-cell table:number-columns-repeated="1002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aux de veau corroy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1" table:formula="of:=[.L147]+([.M147]/20)+([.N147]/240)" office:value-type="float" office:value="0" calcext:value-type="float">
            <text:p>0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0" calcext:value-type="float">
            <text:p>0,0000</text:p>
          </table:table-cell>
          <table:table-cell table:formula="of:=[.S147]-[.T147]" office:value-type="float" office:value="0" calcext:value-type="float">
            <text:p>0</text:p>
          </table:table-cell>
          <table:table-cell office:value-type="string" calcext:value-type="string">
            <text:p>36 L la douzaine</text:p>
          </table:table-cell>
          <table:table-cell table:number-columns-repeated="1002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48]+([.M148]/20)+([.N148]/240)" office:value-type="float" office:value="5" calcext:value-type="float">
            <text:p>5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185" calcext:value-type="float">
            <text:p>185,0000</text:p>
          </table:table-cell>
          <table:table-cell table:formula="of:=[.S148]-[.T148]" office:value-type="float" office:value="-185" calcext:value-type="float">
            <text:p>-185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9750" calcext:value-type="float">
            <text:p>79 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49]+([.M149]/20)+([.N149]/240)" office:value-type="float" office:value="0.3" calcext:value-type="float">
            <text:p>0,3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23925" calcext:value-type="float">
            <text:p>23 925,0000</text:p>
          </table:table-cell>
          <table:table-cell table:formula="of:=[.S149]-[.T149]" office:value-type="float" office:value="-23925" calcext:value-type="float">
            <text:p>-23925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41893" calcext:value-type="float">
            <text:p>341 8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50]+([.M150]/20)+([.N150]/240)" office:value-type="float" office:value="0.2" calcext:value-type="float">
            <text:p>0,2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68378.6" calcext:value-type="float">
            <text:p>68 378,6000</text:p>
          </table:table-cell>
          <table:table-cell table:formula="of:=[.S150]-[.T150]" office:value-type="float" office:value="-68378.6" calcext:value-type="float">
            <text:p>-68378,6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n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51]+([.M151]/20)+([.N151]/240)" office:value-type="float" office:value="20" calcext:value-type="float">
            <text:p>20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600" calcext:value-type="float">
            <text:p>600,0000</text:p>
          </table:table-cell>
          <table:table-cell table:formula="of:=[.S151]-[.T15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t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57" calcext:value-type="float">
            <text:p>357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152]+([.M152]/20)+([.N152]/240)" office:value-type="float" office:value="300" calcext:value-type="float">
            <text:p>300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107100" calcext:value-type="float">
            <text:p>107 100,0000</text:p>
          </table:table-cell>
          <table:table-cell table:formula="of:=[.S152]-[.T152]" office:value-type="float" office:value="-107100" calcext:value-type="float">
            <text:p>-10710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64" calcext:value-type="float">
            <text:p>364,00</text:p>
          </table:table-cell>
          <table:table-cell office:value-type="string" calcext:value-type="string">
            <text:p>muid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153]+([.M153]/20)+([.N153]/240)" office:value-type="float" office:value="60" calcext:value-type="float">
            <text:p>60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21840" calcext:value-type="float">
            <text:p>21 840,0000</text:p>
          </table:table-cell>
          <table:table-cell table:formula="of:=[.S153]-[.T153]" office:value-type="float" office:value="-21840" calcext:value-type="float">
            <text:p>-2184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tonneaux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1" table:formula="of:=[.L154]+([.M154]/20)+([.N154]/240)" office:value-type="float" office:value="42" calcext:value-type="float">
            <text:p>42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3528" calcext:value-type="float">
            <text:p>3 528,0000</text:p>
          </table:table-cell>
          <table:table-cell table:formula="of:=[.S154]-[.T154]" office:value-type="float" office:value="-3528" calcext:value-type="float">
            <text:p>-3528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tinkerques de fil organd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55]+([.M155]/20)+([.N155]/240)" office:value-type="float" office:value="30" calcext:value-type="float">
            <text:p>30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1500" calcext:value-type="float">
            <text:p>1 500,0000</text:p>
          </table:table-cell>
          <table:table-cell table:formula="of:=[.S155]-[.T155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ouc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73" calcext:value-type="float">
            <text:p>173,00</text:p>
          </table:table-cell>
          <table:table-cell office:value-type="string" calcext:value-type="string">
            <text:p>pain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156]+([.M156]/20)+([.N156]/240)" office:value-type="float" office:value="45" calcext:value-type="float">
            <text:p>45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7785" calcext:value-type="float">
            <text:p>7 785,0000</text:p>
          </table:table-cell>
          <table:table-cell table:formula="of:=[.S156]-[.T156]" office:value-type="float" office:value="-7785" calcext:value-type="float">
            <text:p>-7785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oye ta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872" calcext:value-type="float">
            <text:p>4 872,00</text:p>
          </table:table-cell>
          <table:table-cell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57]+([.M157]/20)+([.N157]/240)" office:value-type="float" office:value="12" calcext:value-type="float">
            <text:p>12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58464" calcext:value-type="float">
            <text:p>58 464,0000</text:p>
          </table:table-cell>
          <table:table-cell table:formula="of:=[.S157]-[.T157]" office:value-type="float" office:value="-58464" calcext:value-type="float">
            <text:p>-58464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06332" calcext:value-type="float">
            <text:p>206 332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1" table:formula="of:=[.L158]+([.M158]/20)+([.N158]/240)" office:value-type="float" office:value="0.25" calcext:value-type="float">
            <text:p>0,25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51583" calcext:value-type="float">
            <text:p>51 583,0000</text:p>
          </table:table-cell>
          <table:table-cell table:formula="of:=[.S158]-[.T158]" office:value-type="float" office:value="-51583" calcext:value-type="float">
            <text:p>-51583</text:p>
          </table:table-cell>
          <table:table-cell office:value-type="string" calcext:value-type="string">
            <text:p>25 L %</text:p>
          </table:table-cell>
          <table:table-cell table:number-columns-repeated="100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61704" calcext:value-type="float">
            <text:p>561 704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 table:number-columns-repeated="2"/>
          <table:table-cell table:style-name="ce21" table:formula="of:=[.L159]+([.M159]/20)+([.N159]/240)" office:value-type="float" office:value="0.38" calcext:value-type="float">
            <text:p>0,38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213447.52" calcext:value-type="float">
            <text:p>213 447,5200</text:p>
          </table:table-cell>
          <table:table-cell table:formula="of:=[.S159]-[.T159]" office:value-type="float" office:value="-213447.52" calcext:value-type="float">
            <text:p>-213447,52</text:p>
          </table:table-cell>
          <table:table-cell office:value-type="string" calcext:value-type="string">
            <text:p>38 L %</text:p>
          </table:table-cell>
          <table:table-cell table:number-columns-repeated="1002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ac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517" calcext:value-type="float">
            <text:p>6 5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60]+([.M160]/20)+([.N160]/240)" office:value-type="float" office:value="0.6" calcext:value-type="float">
            <text:p>0,6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3910.2" calcext:value-type="float">
            <text:p>3 910,2000</text:p>
          </table:table-cell>
          <table:table-cell table:formula="of:=[.S160]-[.T160]" office:value-type="float" office:value="-3910.2" calcext:value-type="float">
            <text:p>-3910,2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ac avari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tierçons</text:p>
          </table:table-cell>
          <table:table-cell table:number-columns-repeated="3"/>
          <table:table-cell table:style-name="ce21" table:formula="of:=[.L161]+([.M161]/20)+([.N161]/240)" office:value-type="float" office:value="0" calcext:value-type="float">
            <text:p>0,0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0" calcext:value-type="float">
            <text:p>0,0000</text:p>
          </table:table-cell>
          <table:table-cell table:formula="of:=[.S161]-[.T161]" office:value-type="float" office:value="0" calcext:value-type="float">
            <text:p>0</text:p>
          </table:table-cell>
          <table:table-cell office:value-type="string" calcext:value-type="string">
            <text:p>5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ac avari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75" calcext:value-type="float">
            <text:p>475,00</text:p>
          </table:table-cell>
          <table:table-cell office:value-type="string" calcext:value-type="string">
            <text:p>boucauds</text:p>
          </table:table-cell>
          <table:table-cell table:number-columns-repeated="3"/>
          <table:table-cell table:style-name="ce21" table:formula="of:=[.L162]+([.M162]/20)+([.N162]/240)" office:value-type="float" office:value="0" calcext:value-type="float">
            <text:p>0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0" calcext:value-type="float">
            <text:p>0,0000</text:p>
          </table:table-cell>
          <table:table-cell table:formula="of:=[.S162]-[.T162]" office:value-type="float" office:value="0" calcext:value-type="float">
            <text:p>0</text:p>
          </table:table-cell>
          <table:table-cell office:value-type="string" calcext:value-type="string">
            <text:p>5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29330" calcext:value-type="float">
            <text:p>229 3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63]+([.M163]/20)+([.N163]/240)" office:value-type="float" office:value="0.6" calcext:value-type="float">
            <text:p>0,6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137598" calcext:value-type="float">
            <text:p>137 598,0000</text:p>
          </table:table-cell>
          <table:table-cell table:formula="of:=[.S163]-[.T163]" office:value-type="float" office:value="-137598" calcext:value-type="float">
            <text:p>-137598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60" calcext:value-type="float">
            <text:p>560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164]+([.M164]/20)+([.N164]/240)" office:value-type="float" office:value="1.75" calcext:value-type="float">
            <text:p>1,75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980" calcext:value-type="float">
            <text:p>980,0000</text:p>
          </table:table-cell>
          <table:table-cell table:formula="of:=[.S164]-[.T164]" office:value-type="float" office:value="-980" calcext:value-type="float">
            <text:p>-980</text:p>
          </table:table-cell>
          <table:table-cell office:value-type="string" calcext:value-type="string">
            <text:p>30 ou 40 S</text:p>
          </table:table-cell>
          <table:table-cell table:number-columns-repeated="1002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48841" calcext:value-type="float">
            <text:p>248 841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1" table:formula="of:=[.L165]+([.M165]/20)+([.N165]/240)" office:value-type="float" office:value="3.75" calcext:value-type="float">
            <text:p>3,75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933153.75" calcext:value-type="float">
            <text:p>933 153,7500</text:p>
          </table:table-cell>
          <table:table-cell table:formula="of:=[.S165]-[.T165]" office:value-type="float" office:value="-933153.75" calcext:value-type="float">
            <text:p>-933153,75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bleues pe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66]+([.M166]/20)+([.N166]/240)" office:value-type="float" office:value="40" calcext:value-type="float">
            <text:p>40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320" calcext:value-type="float">
            <text:p>320,0000</text:p>
          </table:table-cell>
          <table:table-cell table:formula="of:=[.S166]-[.T166]" office:value-type="float" office:value="-320" calcext:value-type="float">
            <text:p>-32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67]+([.M167]/20)+([.N167]/240)" office:value-type="float" office:value="36" calcext:value-type="float">
            <text:p>36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5400" calcext:value-type="float">
            <text:p>5 400,0000</text:p>
          </table:table-cell>
          <table:table-cell table:formula="of:=[.S167]-[.T167]" office:value-type="float" office:value="-5400" calcext:value-type="float">
            <text:p>-540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crées lar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2164" calcext:value-type="float">
            <text:p>32 16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168]+([.M168]/20)+([.N168]/240)" office:value-type="float" office:value="1.3" calcext:value-type="float">
            <text:p>1,3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41813.2" calcext:value-type="float">
            <text:p>41 813,2000</text:p>
          </table:table-cell>
          <table:table-cell table:formula="of:=[.S168]-[.T168]" office:value-type="float" office:value="-41813.2" calcext:value-type="float">
            <text:p>-41813,2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etroi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490" calcext:value-type="float">
            <text:p>5 4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69]+([.M169]/20)+([.N169]/240)" office:value-type="float" office:value="0.75" calcext:value-type="float">
            <text:p>0,75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4117.5" calcext:value-type="float">
            <text:p>4 117,5000</text:p>
          </table:table-cell>
          <table:table-cell table:formula="of:=[.S169]-[.T169]" office:value-type="float" office:value="-4117.5" calcext:value-type="float">
            <text:p>-4117,5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graci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468" calcext:value-type="float">
            <text:p>6 46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70]+([.M170]/20)+([.N170]/240)" office:value-type="float" office:value="1.4" calcext:value-type="float">
            <text:p>1,4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9055.2" calcext:value-type="float">
            <text:p>9 055,2000</text:p>
          </table:table-cell>
          <table:table-cell table:formula="of:=[.S170]-[.T170]" office:value-type="float" office:value="-9055.2" calcext:value-type="float">
            <text:p>-9055,2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5760" calcext:value-type="float">
            <text:p>35 7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71]+([.M171]/20)+([.N171]/240)" office:value-type="float" office:value="0.9" calcext:value-type="float">
            <text:p>0,9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32184" calcext:value-type="float">
            <text:p>32 184,0000</text:p>
          </table:table-cell>
          <table:table-cell table:formula="of:=[.S171]-[.T171]" office:value-type="float" office:value="-32184" calcext:value-type="float">
            <text:p>-32184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Landerne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6000" calcext:value-type="float">
            <text:p>86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172]+([.M172]/20)+([.N172]/240)" office:value-type="float" office:value="1.15" calcext:value-type="float">
            <text:p>1,15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98900" calcext:value-type="float">
            <text:p>98 900,0000</text:p>
          </table:table-cell>
          <table:table-cell table:formula="of:=[.S172]-[.T172]" office:value-type="float" office:value="-98900" calcext:value-type="float">
            <text:p>-98900</text:p>
          </table:table-cell>
          <table:table-cell office:value-type="string" calcext:value-type="string">
            <text:p>À 25 à 23 S</text:p>
          </table:table-cell>
          <table:table-cell table:number-columns-repeated="100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30" calcext:value-type="float">
            <text:p>5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173]+([.M173]/20)+([.N173]/240)" office:value-type="float" office:value="2.25" calcext:value-type="float">
            <text:p>2,25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1192.5" calcext:value-type="float">
            <text:p>1 192,5000</text:p>
          </table:table-cell>
          <table:table-cell table:formula="of:=[.S173]-[.T173]" office:value-type="float" office:value="-1192.5" calcext:value-type="float">
            <text:p>-1192,5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pe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219" calcext:value-type="float">
            <text:p>4 219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74]+([.M174]/20)+([.N174]/240)" office:value-type="float" office:value="40" calcext:value-type="float">
            <text:p>40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168760" calcext:value-type="float">
            <text:p>168 760,0000</text:p>
          </table:table-cell>
          <table:table-cell table:formula="of:=[.S174]-[.T174]" office:value-type="float" office:value="-168760" calcext:value-type="float">
            <text:p>-16876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pe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coupon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75]+([.M175]/20)+([.N175]/240)" office:value-type="float" office:value="40" calcext:value-type="float">
            <text:p>40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520" calcext:value-type="float">
            <text:p>520,0000</text:p>
          </table:table-cell>
          <table:table-cell table:formula="of:=[.S175]-[.T175]" office:value-type="float" office:value="-520" calcext:value-type="float">
            <text:p>-52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rosc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232" calcext:value-type="float">
            <text:p>8 23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76]+([.M176]/20)+([.N176]/240)" office:value-type="float" office:value="0.9" calcext:value-type="float">
            <text:p>0,9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7408.8" calcext:value-type="float">
            <text:p>7 408,8000</text:p>
          </table:table-cell>
          <table:table-cell table:formula="of:=[.S176]-[.T176]" office:value-type="float" office:value="-7408.8" calcext:value-type="float">
            <text:p>-7408,8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'Opert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177]+([.M177]/20)+([.N177]/240)" office:value-type="float" office:value="80" calcext:value-type="float">
            <text:p>80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5200" calcext:value-type="float">
            <text:p>5 200,0000</text:p>
          </table:table-cell>
          <table:table-cell table:formula="of:=[.S177]-[.T177]" office:value-type="float" office:value="-5200" calcext:value-type="float">
            <text:p>-520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loë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657" calcext:value-type="float">
            <text:p>2 65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78]+([.M178]/20)+([.N178]/240)" office:value-type="float" office:value="3" calcext:value-type="float">
            <text:p>3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7971" calcext:value-type="float">
            <text:p>7 971,0000</text:p>
          </table:table-cell>
          <table:table-cell table:formula="of:=[.S178]-[.T178]" office:value-type="float" office:value="-7971" calcext:value-type="float">
            <text:p>-7971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ffetas blan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79]+([.M179]/20)+([.N179]/240)" office:value-type="float" office:value="50" calcext:value-type="float">
            <text:p>50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5000" calcext:value-type="float">
            <text:p>5 000,0000</text:p>
          </table:table-cell>
          <table:table-cell table:formula="of:=[.S179]-[.T179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tonneaux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180]+([.M180]/20)+([.N180]/240)" office:value-type="float" office:value="80" calcext:value-type="float">
            <text:p>8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16000" calcext:value-type="float">
            <text:p>16 000,0000</text:p>
          </table:table-cell>
          <table:table-cell table:formula="of:=[.S180]-[.T180]" office:value-type="float" office:value="-16000" calcext:value-type="float">
            <text:p>-1600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53038" calcext:value-type="float">
            <text:p>253 0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81]+([.M181]/20)+([.N181]/240)" office:value-type="float" office:value="0.2" calcext:value-type="float">
            <text:p>0,2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50607.6" calcext:value-type="float">
            <text:p>50 607,6000</text:p>
          </table:table-cell>
          <table:table-cell table:formula="of:=[.S181]-[.T181]" office:value-type="float" office:value="-50607.6" calcext:value-type="float">
            <text:p>-50607,6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0675" calcext:value-type="float">
            <text:p>10 6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82]+([.M182]/20)+([.N182]/240)" office:value-type="float" office:value="0.2" calcext:value-type="float">
            <text:p>0,2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2135" calcext:value-type="float">
            <text:p>2 135,0000</text:p>
          </table:table-cell>
          <table:table-cell table:formula="of:=[.S182]-[.T182]" office:value-type="float" office:value="-2135" calcext:value-type="float">
            <text:p>-2135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5000" calcext:value-type="float">
            <text:p>3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83]+([.M183]/20)+([.N183]/240)" office:value-type="float" office:value="0.2" calcext:value-type="float">
            <text:p>0,2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7000" calcext:value-type="float">
            <text:p>7 000,0000</text:p>
          </table:table-cell>
          <table:table-cell table:formula="of:=[.S183]-[.T183]" office:value-type="float" office:value="-7000" calcext:value-type="float">
            <text:p>-7000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31837" calcext:value-type="float">
            <text:p>331 8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184]+([.M184]/20)+([.N184]/240)" office:value-type="float" office:value="1.15" calcext:value-type="float">
            <text:p>1,15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381612.55" calcext:value-type="float">
            <text:p>381 612,5500</text:p>
          </table:table-cell>
          <table:table-cell table:formula="of:=[.S184]-[.T184]" office:value-type="float" office:value="-381612.55" calcext:value-type="float">
            <text:p>-381612,55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66977" calcext:value-type="float">
            <text:p>166 97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85]+([.M185]/20)+([.N185]/240)" office:value-type="float" office:value="0.75" calcext:value-type="float">
            <text:p>0,75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125232.75" calcext:value-type="float">
            <text:p>125 232,7500</text:p>
          </table:table-cell>
          <table:table-cell table:formula="of:=[.S185]-[.T185]" office:value-type="float" office:value="-125232.75" calcext:value-type="float">
            <text:p>-125232,75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86]+([.M186]/20)+([.N186]/240)" office:value-type="float" office:value="0.5" calcext:value-type="float">
            <text:p>0,5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50" calcext:value-type="float">
            <text:p>50,0000</text:p>
          </table:table-cell>
          <table:table-cell table:formula="of:=[.S186]-[.T186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resses toi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2520" calcext:value-type="float">
            <text:p>32 5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87]+([.M187]/20)+([.N187]/240)" office:value-type="float" office:value="1" calcext:value-type="float">
            <text:p>1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32520" calcext:value-type="float">
            <text:p>32 520,0000</text:p>
          </table:table-cell>
          <table:table-cell table:formula="of:=[.S187]-[.T187]" office:value-type="float" office:value="-32520" calcext:value-type="float">
            <text:p>-32520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rême de tar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856" calcext:value-type="float">
            <text:p>8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1" table:formula="of:=[.L188]+([.M188]/20)+([.N188]/240)" office:value-type="float" office:value="0.55" calcext:value-type="float">
            <text:p>0,55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470.8" calcext:value-type="float">
            <text:p>470,8000</text:p>
          </table:table-cell>
          <table:table-cell table:formula="of:=[.S188]-[.T188]" office:value-type="float" office:value="-470.8" calcext:value-type="float">
            <text:p>-470,8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rap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189]+([.M189]/20)+([.N189]/240)" office:value-type="float" office:value="0" calcext:value-type="float">
            <text:p>0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0" calcext:value-type="float">
            <text:p>0,0000</text:p>
          </table:table-cell>
          <table:table-cell table:formula="of:=[.S189]-[.T189]" office:value-type="float" office:value="0" calcext:value-type="float">
            <text:p>0</text:p>
          </table:table-cell>
          <table:table-cell office:value-type="string" calcext:value-type="string">
            <text:p>À 22 L l'aune depuis 30 jusqu'à 60 aunes</text:p>
          </table:table-cell>
          <table:table-cell table:number-columns-repeated="100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rap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190]+([.M190]/20)+([.N190]/240)" office:value-type="float" office:value="0" calcext:value-type="float">
            <text:p>0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0" calcext:value-type="float">
            <text:p>0,0000</text:p>
          </table:table-cell>
          <table:table-cell table:formula="of:=[.S190]-[.T190]" office:value-type="float" office:value="0" calcext:value-type="float">
            <text:p>0</text:p>
          </table:table-cell>
          <table:table-cell office:value-type="string" calcext:value-type="string">
            <text:p>À 6 L l'aune 2 D</text:p>
          </table:table-cell>
          <table:table-cell table:number-columns-repeated="100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l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191]+([.M191]/20)+([.N191]/240)" office:value-type="float" office:value="80" calcext:value-type="float">
            <text:p>80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320" calcext:value-type="float">
            <text:p>320,0000</text:p>
          </table:table-cell>
          <table:table-cell table:formula="of:=[.S191]-[.T191]" office:value-type="float" office:value="-320" calcext:value-type="float">
            <text:p>-320</text:p>
          </table:table-cell>
          <table:table-cell office:value-type="string" calcext:value-type="string">
            <text:p>À 80 L à 40 S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9682" calcext:value-type="float">
            <text:p>29 682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1" table:formula="of:=[.L192]+([.M192]/20)+([.N192]/240)" office:value-type="float" office:value="0.2" calcext:value-type="float">
            <text:p>0,2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5936.4" calcext:value-type="float">
            <text:p>5 936,4000</text:p>
          </table:table-cell>
          <table:table-cell table:formula="of:=[.S192]-[.T192]" office:value-type="float" office:value="-5936.4" calcext:value-type="float">
            <text:p>-5936,4</text:p>
          </table:table-cell>
          <table:table-cell office:value-type="string" calcext:value-type="string">
            <text:p>20 L %</text:p>
          </table:table-cell>
          <table:table-cell table:number-columns-repeated="100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98" calcext:value-type="float">
            <text:p>98,000</text:p>
          </table:table-cell>
          <table:table-cell table:number-columns-repeated="2"/>
          <table:table-cell table:style-name="ce21" table:formula="of:=[.L193]+([.M193]/20)+([.N193]/240)" office:value-type="float" office:value="98" calcext:value-type="float">
            <text:p>98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4900" calcext:value-type="float">
            <text:p>4 900,0000</text:p>
          </table:table-cell>
          <table:table-cell table:formula="of:=[.S193]-[.T193]" office:value-type="float" office:value="-4900" calcext:value-type="float">
            <text:p>-4900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3633" calcext:value-type="float">
            <text:p>23 633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94]+([.M194]/20)+([.N194]/240)" office:value-type="float" office:value="7.5" calcext:value-type="float">
            <text:p>7,5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177247.5" calcext:value-type="float">
            <text:p>177 247,5000</text:p>
          </table:table-cell>
          <table:table-cell table:formula="of:=[.S194]-[.T194]" office:value-type="float" office:value="-177247.5" calcext:value-type="float">
            <text:p>-177247,5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ntelets pour femm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88" calcext:value-type="float">
            <text:p>188,00</text:p>
          </table:table-cell>
          <table:table-cell office:value-type="string" calcext:value-type="string">
            <text:p>en nombre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195]+([.M195]/20)+([.N195]/240)" office:value-type="float" office:value="14" calcext:value-type="float">
            <text:p>14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2632" calcext:value-type="float">
            <text:p>2 632,0000</text:p>
          </table:table-cell>
          <table:table-cell table:formula="of:=[.S195]-[.T195]" office:value-type="float" office:value="-2632" calcext:value-type="float">
            <text:p>-2632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nne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96]+([.M196]/20)+([.N196]/240)" office:value-type="float" office:value="10" calcext:value-type="float">
            <text:p>10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10" calcext:value-type="float">
            <text:p>10,0000</text:p>
          </table:table-cell>
          <table:table-cell table:formula="of:=[.S196]-[.T196]" office:value-type="float" office:value="-10" calcext:value-type="float">
            <text:p>-10</text:p>
          </table:table-cell>
          <table:table-cell office:value-type="string" calcext:value-type="string">
            <text:p>1 pièce à 10 L depuis 20 jusqu'à 50 aunes</text:p>
          </table:table-cell>
          <table:table-cell table:number-columns-repeated="1002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106" calcext:value-type="float">
            <text:p>1 106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97]+([.M197]/20)+([.N197]/240)" office:value-type="float" office:value="10" calcext:value-type="float">
            <text:p>10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11060" calcext:value-type="float">
            <text:p>11 060,0000</text:p>
          </table:table-cell>
          <table:table-cell table:formula="of:=[.S197]-[.T197]" office:value-type="float" office:value="-11060" calcext:value-type="float">
            <text:p>-1106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98]+([.M198]/20)+([.N198]/240)" office:value-type="float" office:value="36" calcext:value-type="float">
            <text:p>36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432" calcext:value-type="float">
            <text:p>432,0000</text:p>
          </table:table-cell>
          <table:table-cell table:formula="of:=[.S198]-[.T198]" office:value-type="float" office:value="-432" calcext:value-type="float">
            <text:p>-432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665587" calcext:value-type="float">
            <text:p>665 587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1" table:formula="of:=[.L199]+([.M199]/20)+([.N199]/240)" office:value-type="float" office:value="0.18" calcext:value-type="float">
            <text:p>0,18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19805.66" calcext:value-type="float">
            <text:p>119 805,6600</text:p>
          </table:table-cell>
          <table:table-cell table:formula="of:=[.S199]-[.T199]" office:value-type="float" office:value="-119805.66" calcext:value-type="float">
            <text:p>-119805,66</text:p>
          </table:table-cell>
          <table:table-cell office:value-type="string" calcext:value-type="string">
            <text:p>18 L %</text:p>
          </table:table-cell>
          <table:table-cell table:number-columns-repeated="1002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lsepare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852" calcext:value-type="float">
            <text:p>1 8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200]+([.M200]/20)+([.N200]/240)" office:value-type="float" office:value="1.75" calcext:value-type="float">
            <text:p>1,75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3241" calcext:value-type="float">
            <text:p>3 241,0000</text:p>
          </table:table-cell>
          <table:table-cell table:formula="of:=[.S200]-[.T200]" office:value-type="float" office:value="-3241" calcext:value-type="float">
            <text:p>-3241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muid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01]+([.M201]/20)+([.N201]/240)" office:value-type="float" office:value="60" calcext:value-type="float">
            <text:p>6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6000" calcext:value-type="float">
            <text:p>6 000,0000</text:p>
          </table:table-cell>
          <table:table-cell table:formula="of:=[.S201]-[.T201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qu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02]+([.M202]/20)+([.N202]/240)" office:value-type="float" office:value="0.75" calcext:value-type="float">
            <text:p>0,75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65" calcext:value-type="float">
            <text:p>165,0000</text:p>
          </table:table-cell>
          <table:table-cell table:formula="of:=[.S202]-[.T202]" office:value-type="float" office:value="-165" calcext:value-type="float">
            <text:p>-165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931863" calcext:value-type="float">
            <text:p>931 863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1" table:formula="of:=[.L203]+([.M203]/20)+([.N203]/240)" office:value-type="float" office:value="0.25" calcext:value-type="float">
            <text:p>0,25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232965.75" calcext:value-type="float">
            <text:p>232 965,7500</text:p>
          </table:table-cell>
          <table:table-cell table:formula="of:=[.S203]-[.T203]" office:value-type="float" office:value="-232965.75" calcext:value-type="float">
            <text:p>-232965,75</text:p>
          </table:table-cell>
          <table:table-cell office:value-type="string" calcext:value-type="string">
            <text:p>25 L %</text:p>
          </table:table-cell>
          <table:table-cell table:number-columns-repeated="1002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casson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33600" calcext:value-type="float">
            <text:p>233 600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 table:number-columns-repeated="2"/>
          <table:table-cell table:style-name="ce21" table:formula="of:=[.L204]+([.M204]/20)+([.N204]/240)" office:value-type="float" office:value="0.38" calcext:value-type="float">
            <text:p>0,38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88768" calcext:value-type="float">
            <text:p>88 768,0000</text:p>
          </table:table-cell>
          <table:table-cell table:formula="of:=[.S204]-[.T204]" office:value-type="float" office:value="-88768" calcext:value-type="float">
            <text:p>-88768</text:p>
          </table:table-cell>
          <table:table-cell office:value-type="string" calcext:value-type="string">
            <text:p>38 L %</text:p>
          </table:table-cell>
          <table:table-cell table:number-columns-repeated="1002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13039" calcext:value-type="float">
            <text:p>213 03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205]+([.M205]/20)+([.N205]/240)" office:value-type="float" office:value="0.8" calcext:value-type="float">
            <text:p>0,8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70431.2" calcext:value-type="float">
            <text:p>170 431,2000</text:p>
          </table:table-cell>
          <table:table-cell table:formula="of:=[.S205]-[.T205]" office:value-type="float" office:value="-170431.2" calcext:value-type="float">
            <text:p>-170431,2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08987" calcext:value-type="float">
            <text:p>108 987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 table:number-columns-repeated="2"/>
          <table:table-cell table:style-name="ce21" table:formula="of:=[.L206]+([.M206]/20)+([.N206]/240)" office:value-type="float" office:value="0.38" calcext:value-type="float">
            <text:p>0,38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41415.06" calcext:value-type="float">
            <text:p>41 415,0600</text:p>
          </table:table-cell>
          <table:table-cell table:formula="of:=[.S206]-[.T206]" office:value-type="float" office:value="-41415.06" calcext:value-type="float">
            <text:p>-41415,06</text:p>
          </table:table-cell>
          <table:table-cell office:value-type="string" calcext:value-type="string">
            <text:p>38 L %</text:p>
          </table:table-cell>
          <table:table-cell table:number-columns-repeated="100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oye cr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819" calcext:value-type="float">
            <text:p>819,00</text:p>
          </table:table-cell>
          <table:table-cell office:value-type="string" calcext:value-type="string">
            <text:p>livres</text:p>
          </table:table-cell>
          <table:table-cell office:value-type="float" office:value="33" calcext:value-type="float">
            <text:p>33,000</text:p>
          </table:table-cell>
          <table:table-cell table:number-columns-repeated="2"/>
          <table:table-cell table:style-name="ce21" table:formula="of:=[.L207]+([.M207]/20)+([.N207]/240)" office:value-type="float" office:value="33" calcext:value-type="float">
            <text:p>33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27027" calcext:value-type="float">
            <text:p>27 027,0000</text:p>
          </table:table-cell>
          <table:table-cell table:formula="of:=[.S207]-[.T207]" office:value-type="float" office:value="-27027" calcext:value-type="float">
            <text:p>-27027</text:p>
          </table:table-cell>
          <table:table-cell office:value-type="string" calcext:value-type="string">
            <text:p>À 30 L à 36 L</text:p>
          </table:table-cell>
          <table:table-cell table:number-columns-repeated="1002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8744" calcext:value-type="float">
            <text:p>38 744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1" table:formula="of:=[.L208]+([.M208]/20)+([.N208]/240)" office:value-type="float" office:value="3.75" calcext:value-type="float">
            <text:p>3,75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45290" calcext:value-type="float">
            <text:p>145 290,0000</text:p>
          </table:table-cell>
          <table:table-cell table:formula="of:=[.S208]-[.T208]" office:value-type="float" office:value="-145290" calcext:value-type="float">
            <text:p>-145290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bap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09]+([.M209]/20)+([.N209]/240)" office:value-type="float" office:value="4" calcext:value-type="float">
            <text:p>4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60" calcext:value-type="float">
            <text:p>60,0000</text:p>
          </table:table-cell>
          <table:table-cell table:formula="of:=[.S209]-[.T209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ci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10]+([.M210]/20)+([.N210]/240)" office:value-type="float" office:value="5" calcext:value-type="float">
            <text:p>5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2000" calcext:value-type="float">
            <text:p>2 000,0000</text:p>
          </table:table-cell>
          <table:table-cell table:formula="of:=[.S210]-[.T210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landerne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7500" calcext:value-type="float">
            <text:p>7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211]+([.M211]/20)+([.N211]/240)" office:value-type="float" office:value="1.15" calcext:value-type="float">
            <text:p>1,15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8625" calcext:value-type="float">
            <text:p>8 625,0000</text:p>
          </table:table-cell>
          <table:table-cell table:formula="of:=[.S211]-[.T211]" office:value-type="float" office:value="-8625" calcext:value-type="float">
            <text:p>-8625</text:p>
          </table:table-cell>
          <table:table-cell office:value-type="string" calcext:value-type="string">
            <text:p>25 à 23 S</text:p>
          </table:table-cell>
          <table:table-cell table:number-columns-repeated="1002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ers de g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56" calcext:value-type="float">
            <text:p>2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" table:formula="of:=[.L212]+([.M212]/20)+([.N212]/240)" office:value-type="float" office:value="1.1" calcext:value-type="float">
            <text:p>1,1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281.6" calcext:value-type="float">
            <text:p>281,6000</text:p>
          </table:table-cell>
          <table:table-cell table:formula="of:=[.S212]-[.T212]" office:value-type="float" office:value="-281.6" calcext:value-type="float">
            <text:p>-281,6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aisins de Corint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24600" calcext:value-type="float">
            <text:p>124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13]+([.M213]/20)+([.N213]/240)" office:value-type="float" office:value="0.3" calcext:value-type="float">
            <text:p>0,3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37380" calcext:value-type="float">
            <text:p>37 380,0000</text:p>
          </table:table-cell>
          <table:table-cell table:formula="of:=[.S213]-[.T213]" office:value-type="float" office:value="-37380" calcext:value-type="float">
            <text:p>-3738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ote</text:p>
          </table:table-cell>
          <table:table-cell office:value-type="float" office:value="360" calcext:value-type="float">
            <text:p>360,000</text:p>
          </table:table-cell>
          <table:table-cell table:number-columns-repeated="2"/>
          <table:table-cell table:style-name="ce21" table:formula="of:=[.L214]+([.M214]/20)+([.N214]/240)" office:value-type="float" office:value="360" calcext:value-type="float">
            <text:p>360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360" calcext:value-type="float">
            <text:p>360,0000</text:p>
          </table:table-cell>
          <table:table-cell table:formula="of:=[.S214]-[.T214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table:number-columns-repeated="5"/>
          <table:table-cell table:style-name="ce21" table:formula="of:=[.L215]+([.M215]/20)+([.N215]/240)" office:value-type="float" office:value="0" calcext:value-type="float">
            <text:p>0,0000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table:formula="of:=[.P215]+0.05*[.Q215]+[.R215]/240" office:value-type="float" office:value="320" calcext:value-type="float">
            <text:p>320</text:p>
          </table:table-cell>
          <table:table-cell table:formula="of:=[.J215]*[.O215]" office:value-type="float" office:value="0" calcext:value-type="float">
            <text:p>0,0000</text:p>
          </table:table-cell>
          <table:table-cell table:formula="of:=[.S215]-[.T215]" office:value-type="float" office:value="320" calcext:value-type="float">
            <text:p>320</text:p>
          </table:table-cell>
          <table:table-cell office:value-type="string" calcext:value-type="string">
            <text:p>valeur de 320 L</text:p>
          </table:table-cell>
          <table:table-cell table:number-columns-repeated="100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ai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16]+([.M216]/20)+([.N216]/240)" office:value-type="float" office:value="12" calcext:value-type="float">
            <text:p>12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600" calcext:value-type="float">
            <text:p>600,0000</text:p>
          </table:table-cell>
          <table:table-cell table:formula="of:=[.S216]-[.T216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35" calcext:value-type="float">
            <text:p>63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17]+([.M217]/20)+([.N217]/240)" office:value-type="float" office:value="2.5" calcext:value-type="float">
            <text:p>2,5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1587.5" calcext:value-type="float">
            <text:p>1 587,5000</text:p>
          </table:table-cell>
          <table:table-cell table:formula="of:=[.S217]-[.T217]" office:value-type="float" office:value="-1587.5" calcext:value-type="float">
            <text:p>-1587,5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peaux poil et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18]+([.M218]/20)+([.N218]/240)" office:value-type="float" office:value="6" calcext:value-type="float">
            <text:p>6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216" calcext:value-type="float">
            <text:p>216,0000</text:p>
          </table:table-cell>
          <table:table-cell table:formula="of:=[.S218]-[.T218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rne de cer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37" calcext:value-type="float">
            <text:p>8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19]+([.M219]/20)+([.N219]/240)" office:value-type="float" office:value="1" calcext:value-type="float">
            <text:p>1,0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837" calcext:value-type="float">
            <text:p>837,0000</text:p>
          </table:table-cell>
          <table:table-cell table:formula="of:=[.S219]-[.T219]" office:value-type="float" office:value="-837" calcext:value-type="float">
            <text:p>-837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einture d'ép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20]+([.M220]/20)+([.N220]/240)" office:value-type="float" office:value="3" calcext:value-type="float">
            <text:p>3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08" calcext:value-type="float">
            <text:p>108,0000</text:p>
          </table:table-cell>
          <table:table-cell table:formula="of:=[.S220]-[.T220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rap gauff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221]+([.M221]/20)+([.N221]/240)" office:value-type="float" office:value="0" calcext:value-type="float">
            <text:p>0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0" calcext:value-type="float">
            <text:p>0,0000</text:p>
          </table:table-cell>
          <table:table-cell table:formula="of:=[.S221]-[.T221]" office:value-type="float" office:value="0" calcext:value-type="float">
            <text:p>0</text:p>
          </table:table-cell>
          <table:table-cell office:value-type="string" calcext:value-type="string">
            <text:p>À 24 L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70" calcext:value-type="float">
            <text:p>370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style-name="ce18"/>
          <table:table-cell/>
          <table:table-cell table:style-name="ce21" table:formula="of:=[.L222]+([.M222]/20)+([.N222]/240)" office:value-type="float" office:value="40" calcext:value-type="float">
            <text:p>40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14800" calcext:value-type="float">
            <text:p>14 800,0000</text:p>
          </table:table-cell>
          <table:table-cell table:formula="of:=[.S222]-[.T222]" office:value-type="float" office:value="-14800" calcext:value-type="float">
            <text:p>-14800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843" calcext:value-type="float">
            <text:p>1 843,00</text:p>
          </table:table-cell>
          <table:table-cell office:value-type="string" calcext:value-type="string">
            <text:p>livres</text:p>
          </table:table-cell>
          <table:table-cell/>
          <table:table-cell table:style-name="ce18" office:value-type="float" office:value="45" calcext:value-type="float">
            <text:p>45,000</text:p>
          </table:table-cell>
          <table:table-cell/>
          <table:table-cell table:style-name="ce21" table:formula="of:=[.L223]+([.M223]/20)+([.N223]/240)" office:value-type="float" office:value="2.25" calcext:value-type="float">
            <text:p>2,25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4146.75" calcext:value-type="float">
            <text:p>4 146,7500</text:p>
          </table:table-cell>
          <table:table-cell table:formula="of:=[.S223]-[.T223]" office:value-type="float" office:value="-4146.75" calcext:value-type="float">
            <text:p>-4146,75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195" calcext:value-type="float">
            <text:p>6 195,00</text:p>
          </table:table-cell>
          <table:table-cell office:value-type="string" calcext:value-type="string">
            <text:p>livres</text:p>
          </table:table-cell>
          <table:table-cell/>
          <table:table-cell table:style-name="ce18" office:value-type="float" office:value="6" calcext:value-type="float">
            <text:p>6,000</text:p>
          </table:table-cell>
          <table:table-cell/>
          <table:table-cell table:style-name="ce21" table:formula="of:=[.L224]+([.M224]/20)+([.N224]/240)" office:value-type="float" office:value="0.3" calcext:value-type="float">
            <text:p>0,3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1858.5" calcext:value-type="float">
            <text:p>1 858,5000</text:p>
          </table:table-cell>
          <table:table-cell table:formula="of:=[.S224]-[.T224]" office:value-type="float" office:value="-1858.5" calcext:value-type="float">
            <text:p>-1858,5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712" calcext:value-type="float">
            <text:p>2 712,00</text:p>
          </table:table-cell>
          <table:table-cell office:value-type="string" calcext:value-type="string">
            <text:p>rames</text:p>
          </table:table-cell>
          <table:table-cell office:value-type="float" office:value="3.5" calcext:value-type="float">
            <text:p>3,500</text:p>
          </table:table-cell>
          <table:table-cell table:style-name="ce18"/>
          <table:table-cell/>
          <table:table-cell table:style-name="ce21" table:formula="of:=[.L225]+([.M225]/20)+([.N225]/240)" office:value-type="float" office:value="3.5" calcext:value-type="float">
            <text:p>3,5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9492" calcext:value-type="float">
            <text:p>9 492,0000</text:p>
          </table:table-cell>
          <table:table-cell table:formula="of:=[.S225]-[.T225]" office:value-type="float" office:value="-9492" calcext:value-type="float">
            <text:p>-9492</text:p>
          </table:table-cell>
          <table:table-cell office:value-type="string" calcext:value-type="string">
            <text:p>À 3 ou 4 L</text:p>
          </table:table-cell>
          <table:table-cell table:number-columns-repeated="1002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style-name="ce18"/>
          <table:table-cell/>
          <table:table-cell table:style-name="ce21" table:formula="of:=[.L226]+([.M226]/20)+([.N226]/240)" office:value-type="float" office:value="12" calcext:value-type="float">
            <text:p>12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440" calcext:value-type="float">
            <text:p>1 440,0000</text:p>
          </table:table-cell>
          <table:table-cell table:formula="of:=[.S226]-[.T226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bu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0664" calcext:value-type="float">
            <text:p>50 664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style-name="ce18"/>
          <table:table-cell/>
          <table:table-cell table:style-name="ce21" table:formula="of:=[.L227]+([.M227]/20)+([.N227]/240)" office:value-type="float" office:value="4" calcext:value-type="float">
            <text:p>4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202656" calcext:value-type="float">
            <text:p>202 656,0000</text:p>
          </table:table-cell>
          <table:table-cell table:formula="of:=[.S227]-[.T227]" office:value-type="float" office:value="-202656" calcext:value-type="float">
            <text:p>-202656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5724" calcext:value-type="float">
            <text:p>15 724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style-name="ce18"/>
          <table:table-cell/>
          <table:table-cell table:style-name="ce21" table:formula="of:=[.L228]+([.M228]/20)+([.N228]/240)" office:value-type="float" office:value="15" calcext:value-type="float">
            <text:p>15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235860" calcext:value-type="float">
            <text:p>235 860,0000</text:p>
          </table:table-cell>
          <table:table-cell table:formula="of:=[.S228]-[.T228]" office:value-type="float" office:value="-235860" calcext:value-type="float">
            <text:p>-235860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 pot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rames</text:p>
          </table:table-cell>
          <table:table-cell office:value-type="float" office:value="16" calcext:value-type="float">
            <text:p>16,000</text:p>
          </table:table-cell>
          <table:table-cell table:style-name="ce18"/>
          <table:table-cell/>
          <table:table-cell table:style-name="ce21" table:formula="of:=[.L229]+([.M229]/20)+([.N229]/240)" office:value-type="float" office:value="16" calcext:value-type="float">
            <text:p>16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1920" calcext:value-type="float">
            <text:p>1 920,0000</text:p>
          </table:table-cell>
          <table:table-cell table:formula="of:=[.S229]-[.T229]" office:value-type="float" office:value="-1920" calcext:value-type="float">
            <text:p>-192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aux de génisse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229" calcext:value-type="float">
            <text:p>2 229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style-name="ce18"/>
          <table:table-cell/>
          <table:table-cell table:style-name="ce21" table:formula="of:=[.L230]+([.M230]/20)+([.N230]/240)" office:value-type="float" office:value="6" calcext:value-type="float">
            <text:p>6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13374" calcext:value-type="float">
            <text:p>13 374,0000</text:p>
          </table:table-cell>
          <table:table-cell table:formula="of:=[.S230]-[.T230]" office:value-type="float" office:value="-13374" calcext:value-type="float">
            <text:p>-13374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aux de mouton pass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style-name="ce18"/>
          <table:table-cell/>
          <table:table-cell table:style-name="ce21" table:formula="of:=[.L231]+([.M231]/20)+([.N231]/240)" office:value-type="float" office:value="12" calcext:value-type="float">
            <text:p>12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264" calcext:value-type="float">
            <text:p>264,0000</text:p>
          </table:table-cell>
          <table:table-cell table:formula="of:=[.S231]-[.T231]" office:value-type="float" office:value="-264" calcext:value-type="float">
            <text:p>-264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aux de veau tann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79" calcext:value-type="float">
            <text:p>1 279,00</text:p>
          </table:table-cell>
          <table:table-cell office:value-type="string" calcext:value-type="string">
            <text:p>douzaines</text:p>
          </table:table-cell>
          <table:table-cell office:value-type="float" office:value="30" calcext:value-type="float">
            <text:p>30,000</text:p>
          </table:table-cell>
          <table:table-cell table:style-name="ce18"/>
          <table:table-cell/>
          <table:table-cell table:style-name="ce21" table:formula="of:=[.L232]+([.M232]/20)+([.N232]/240)" office:value-type="float" office:value="30" calcext:value-type="float">
            <text:p>30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38370" calcext:value-type="float">
            <text:p>38 370,0000</text:p>
          </table:table-cell>
          <table:table-cell table:formula="of:=[.S232]-[.T232]" office:value-type="float" office:value="-38370" calcext:value-type="float">
            <text:p>-3837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877" calcext:value-type="float">
            <text:p>4 877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233]+([.M233]/20)+([.N233]/240)" office:value-type="float" office:value="36" calcext:value-type="float">
            <text:p>36,0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175572" calcext:value-type="float">
            <text:p>175 572,0000</text:p>
          </table:table-cell>
          <table:table-cell table:formula="of:=[.S233]-[.T233]" office:value-type="float" office:value="-175572" calcext:value-type="float">
            <text:p>-175572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uban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34]+([.M234]/20)+([.N234]/240)" office:value-type="float" office:value="0.35" calcext:value-type="float">
            <text:p>0,35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175" calcext:value-type="float">
            <text:p>175,0000</text:p>
          </table:table-cell>
          <table:table-cell table:formula="of:=[.S234]-[.T234]" office:value-type="float" office:value="-175" calcext:value-type="float">
            <text:p>-175</text:p>
          </table:table-cell>
          <table:table-cell office:value-type="string" calcext:value-type="string">
            <text:p>À 6 ou 8 S</text:p>
          </table:table-cell>
          <table:table-cell table:number-columns-repeated="100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tin noi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235]+([.M235]/20)+([.N235]/240)" office:value-type="float" office:value="300" calcext:value-type="float">
            <text:p>300,0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600" calcext:value-type="float">
            <text:p>600,0000</text:p>
          </table:table-cell>
          <table:table-cell table:formula="of:=[.S235]-[.T23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0023" calcext:value-type="float">
            <text:p>10 023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36]+([.M236]/20)+([.N236]/240)" office:value-type="float" office:value="3.5" calcext:value-type="float">
            <text:p>3,5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35080.5" calcext:value-type="float">
            <text:p>35 080,5000</text:p>
          </table:table-cell>
          <table:table-cell table:formula="of:=[.S236]-[.T236]" office:value-type="float" office:value="-35080.5" calcext:value-type="float">
            <text:p>-35080,5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Bretagne crées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176" calcext:value-type="float">
            <text:p>1 17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237]+([.M237]/20)+([.N237]/240)" office:value-type="float" office:value="1.3" calcext:value-type="float">
            <text:p>1,3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1528.8" calcext:value-type="float">
            <text:p>1 528,8000</text:p>
          </table:table-cell>
          <table:table-cell table:formula="of:=[.S237]-[.T237]" office:value-type="float" office:value="-1528.8" calcext:value-type="float">
            <text:p>-1528,8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450" calcext:value-type="float">
            <text:p>2 4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238]+([.M238]/20)+([.N238]/240)" office:value-type="float" office:value="1.4" calcext:value-type="float">
            <text:p>1,4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3430" calcext:value-type="float">
            <text:p>3 430,0000</text:p>
          </table:table-cell>
          <table:table-cell table:formula="of:=[.S238]-[.T238]" office:value-type="float" office:value="-3430" calcext:value-type="float">
            <text:p>-343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1018" calcext:value-type="float">
            <text:p>11 01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39]+([.M239]/20)+([.N239]/240)" office:value-type="float" office:value="0.9" calcext:value-type="float">
            <text:p>0,9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9916.2" calcext:value-type="float">
            <text:p>9 916,2000</text:p>
          </table:table-cell>
          <table:table-cell table:formula="of:=[.S239]-[.T239]" office:value-type="float" office:value="-9916.2" calcext:value-type="float">
            <text:p>-9916,2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Bretagne etroi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160" calcext:value-type="float">
            <text:p>20 1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40]+([.M240]/20)+([.N240]/240)" office:value-type="float" office:value="0.75" calcext:value-type="float">
            <text:p>0,75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15120" calcext:value-type="float">
            <text:p>15 120,0000</text:p>
          </table:table-cell>
          <table:table-cell table:formula="of:=[.S240]-[.T240]" office:value-type="float" office:value="-15120" calcext:value-type="float">
            <text:p>-1512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41]+([.M241]/20)+([.N241]/240)" office:value-type="float" office:value="0.9" calcext:value-type="float">
            <text:p>0,9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88.2" calcext:value-type="float">
            <text:p>88,2000</text:p>
          </table:table-cell>
          <table:table-cell table:formula="of:=[.S241]-[.T241]" office:value-type="float" office:value="-88.2" calcext:value-type="float">
            <text:p>-88,2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elo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242]+([.M242]/20)+([.N242]/240)" office:value-type="float" office:value="0" calcext:value-type="float">
            <text:p>0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0" calcext:value-type="float">
            <text:p>0,0000</text:p>
          </table:table-cell>
          <table:table-cell table:formula="of:=[.S242]-[.T242]" office:value-type="float" office:value="0" calcext:value-type="float">
            <text:p>0</text:p>
          </table:table-cell>
          <table:table-cell office:value-type="string" calcext:value-type="string">
            <text:p>À 30 L l'aune depuis 20 jusqu'à 50 aunes</text:p>
          </table:table-cell>
          <table:table-cell table:number-columns-repeated="1002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43]+([.M243]/20)+([.N243]/240)" office:value-type="float" office:value="2" calcext:value-type="float">
            <text:p>2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480" calcext:value-type="float">
            <text:p>480,0000</text:p>
          </table:table-cell>
          <table:table-cell table:formula="of:=[.S243]-[.T243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44]+([.M244]/20)+([.N244]/240)" office:value-type="float" office:value="7.5" calcext:value-type="float">
            <text:p>7,5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750" calcext:value-type="float">
            <text:p>750,0000</text:p>
          </table:table-cell>
          <table:table-cell table:formula="of:=[.S244]-[.T244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muid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45]+([.M245]/20)+([.N245]/240)" office:value-type="float" office:value="60" calcext:value-type="float">
            <text:p>60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4200" calcext:value-type="float">
            <text:p>4 200,0000</text:p>
          </table:table-cell>
          <table:table-cell table:formula="of:=[.S245]-[.T245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tonneaux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1" table:formula="of:=[.L246]+([.M246]/20)+([.N246]/240)" office:value-type="float" office:value="42" calcext:value-type="float">
            <text:p>42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1848" calcext:value-type="float">
            <text:p>1 848,0000</text:p>
          </table:table-cell>
          <table:table-cell table:formula="of:=[.S246]-[.T246]" office:value-type="float" office:value="-1848" calcext:value-type="float">
            <text:p>-1848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 table:number-columns-repeated="2"/>
          <table:table-cell table:style-name="ce21" table:formula="of:=[.L247]+([.M247]/20)+([.N247]/240)" office:value-type="float" office:value="0.38" calcext:value-type="float">
            <text:p>0,38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532" calcext:value-type="float">
            <text:p>532,0000</text:p>
          </table:table-cell>
          <table:table-cell table:formula="of:=[.S247]-[.T247]" office:value-type="float" office:value="-532" calcext:value-type="float">
            <text:p>-532</text:p>
          </table:table-cell>
          <table:table-cell office:value-type="string" calcext:value-type="string">
            <text:p>38 L %</text:p>
          </table:table-cell>
          <table:table-cell table:number-columns-repeated="1002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ins à pêch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en nombr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1" table:formula="of:=[.L248]+([.M248]/20)+([.N248]/240)" office:value-type="float" office:value="0.025" calcext:value-type="float">
            <text:p>0,025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37.5" calcext:value-type="float">
            <text:p>37,5000</text:p>
          </table:table-cell>
          <table:table-cell table:formula="of:=[.S248]-[.T248]" office:value-type="float" office:value="-37.5" calcext:value-type="float">
            <text:p>-37,5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49]+([.M249]/20)+([.N249]/240)" office:value-type="float" office:value="0.3" calcext:value-type="float">
            <text:p>0,3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1800" calcext:value-type="float">
            <text:p>1 800,0000</text:p>
          </table:table-cell>
          <table:table-cell table:formula="of:=[.S249]-[.T249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8995" calcext:value-type="float">
            <text:p>38 9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50]+([.M250]/20)+([.N250]/240)" office:value-type="float" office:value="0.3" calcext:value-type="float">
            <text:p>0,3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11698.5" calcext:value-type="float">
            <text:p>11 698,5000</text:p>
          </table:table-cell>
          <table:table-cell table:formula="of:=[.S250]-[.T250]" office:value-type="float" office:value="-11698.5" calcext:value-type="float">
            <text:p>-11698,5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46628" calcext:value-type="float">
            <text:p>46 6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51]+([.M251]/20)+([.N251]/240)" office:value-type="float" office:value="0.4" calcext:value-type="float">
            <text:p>0,4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18651.2" calcext:value-type="float">
            <text:p>18 651,2000</text:p>
          </table:table-cell>
          <table:table-cell table:formula="of:=[.S251]-[.T251]" office:value-type="float" office:value="-18651.2" calcext:value-type="float">
            <text:p>-18651,2</text:p>
          </table:table-cell>
          <table:table-cell office:value-type="string" calcext:value-type="string">
            <text:p>À 7 S . 8 S</text:p>
          </table:table-cell>
          <table:table-cell table:number-columns-repeated="100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iscui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60000" calcext:value-type="float">
            <text:p>6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52]+([.M252]/20)+([.N252]/240)" office:value-type="float" office:value="0.2" calcext:value-type="float">
            <text:p>0,2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12000" calcext:value-type="float">
            <text:p>12 000,0000</text:p>
          </table:table-cell>
          <table:table-cell table:formula="of:=[.S252]-[.T252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53]+([.M253]/20)+([.N253]/240)" office:value-type="float" office:value="2.25" calcext:value-type="float">
            <text:p>2,25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337.5" calcext:value-type="float">
            <text:p>337,5000</text:p>
          </table:table-cell>
          <table:table-cell table:formula="of:=[.S253]-[.T253]" office:value-type="float" office:value="-337.5" calcext:value-type="float">
            <text:p>-337,5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254]+([.M254]/20)+([.N254]/240)" office:value-type="float" office:value="22" calcext:value-type="float">
            <text:p>22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220" calcext:value-type="float">
            <text:p>220,0000</text:p>
          </table:table-cell>
          <table:table-cell table:formula="of:=[.S254]-[.T254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rtes à jou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55]+([.M255]/20)+([.N255]/240)" office:value-type="float" office:value="2.25" calcext:value-type="float">
            <text:p>2,25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45" calcext:value-type="float">
            <text:p>45,0000</text:p>
          </table:table-cell>
          <table:table-cell table:formula="of:=[.S255]-[.T255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64" calcext:value-type="float">
            <text:p>264,00</text:p>
          </table:table-cell>
          <table:table-cell office:value-type="string" calcext:value-type="string">
            <text:p>pacque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56]+([.M256]/20)+([.N256]/240)" office:value-type="float" office:value="2.5" calcext:value-type="float">
            <text:p>2,5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660" calcext:value-type="float">
            <text:p>660,0000</text:p>
          </table:table-cell>
          <table:table-cell table:formula="of:=[.S256]-[.T256]" office:value-type="float" office:value="-660" calcext:value-type="float">
            <text:p>-660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2300" calcext:value-type="float">
            <text:p>12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57]+([.M257]/20)+([.N257]/240)" office:value-type="float" office:value="0.5" calcext:value-type="float">
            <text:p>0,5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6150" calcext:value-type="float">
            <text:p>6 150,0000</text:p>
          </table:table-cell>
          <table:table-cell table:formula="of:=[.S257]-[.T257]" office:value-type="float" office:value="-6150" calcext:value-type="float">
            <text:p>-6150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peaux bordés d'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table:number-columns-repeated="5"/>
          <table:table-cell table:style-name="ce21" table:formula="of:=[.L258]+([.M258]/20)+([.N258]/240)" office:value-type="float" office:value="0" calcext:value-type="float">
            <text:p>0,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P258]+0.05*[.Q258]+[.R258]/240" office:value-type="float" office:value="500" calcext:value-type="float">
            <text:p>500</text:p>
          </table:table-cell>
          <table:table-cell table:formula="of:=[.J258]*[.O258]" office:value-type="float" office:value="0" calcext:value-type="float">
            <text:p>0,0000</text:p>
          </table:table-cell>
          <table:table-cell table:formula="of:=[.S258]-[.T258]" office:value-type="float" office:value="500" calcext:value-type="float">
            <text:p>500</text:p>
          </table:table-cell>
          <table:table-cell office:value-type="string" calcext:value-type="string">
            <text:p>valeur de 500 L</text:p>
          </table:table-cell>
          <table:table-cell table:number-columns-repeated="1002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59]+([.M259]/20)+([.N259]/240)" office:value-type="float" office:value="1" calcext:value-type="float">
            <text:p>1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12" calcext:value-type="float">
            <text:p>12,0000</text:p>
          </table:table-cell>
          <table:table-cell table:formula="of:=[.S259]-[.T259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60]+([.M260]/20)+([.N260]/240)" office:value-type="float" office:value="6" calcext:value-type="float">
            <text:p>6,0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1200" calcext:value-type="float">
            <text:p>1 200,0000</text:p>
          </table:table-cell>
          <table:table-cell table:formula="of:=[.S260]-[.T260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emises comm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4431" calcext:value-type="float">
            <text:p>4 431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61]+([.M261]/20)+([.N261]/240)" office:value-type="float" office:value="5" calcext:value-type="float">
            <text:p>5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22155" calcext:value-type="float">
            <text:p>22 155,0000</text:p>
          </table:table-cell>
          <table:table-cell table:formula="of:=[.S261]-[.T261]" office:value-type="float" office:value="-22155" calcext:value-type="float">
            <text:p>-22155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62]+([.M262]/20)+([.N262]/240)" office:value-type="float" office:value="20" calcext:value-type="float">
            <text:p>20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1040" calcext:value-type="float">
            <text:p>1 040,0000</text:p>
          </table:table-cell>
          <table:table-cell table:formula="of:=[.S262]-[.T262]" office:value-type="float" office:value="-1040" calcext:value-type="float">
            <text:p>-1040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9205" calcext:value-type="float">
            <text:p>9 2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63]+([.M263]/20)+([.N263]/240)" office:value-type="float" office:value="0.3" calcext:value-type="float">
            <text:p>0,3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2761.5" calcext:value-type="float">
            <text:p>2 761,5000</text:p>
          </table:table-cell>
          <table:table-cell table:formula="of:=[.S263]-[.T263]" office:value-type="float" office:value="-2761.5" calcext:value-type="float">
            <text:p>-2761,5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499" calcext:value-type="float">
            <text:p>499,00</text:p>
          </table:table-cell>
          <table:table-cell office:value-type="string" calcext:value-type="string">
            <text:p>veltes</text:p>
          </table:table-cell>
          <table:table-cell office:value-type="float" office:value="2" calcext:value-type="float">
            <text:p>2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1" table:formula="of:=[.L264]+([.M264]/20)+([.N264]/240)" office:value-type="float" office:value="2.4" calcext:value-type="float">
            <text:p>2,4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1197.6" calcext:value-type="float">
            <text:p>1 197,6000</text:p>
          </table:table-cell>
          <table:table-cell table:formula="of:=[.S264]-[.T264]" office:value-type="float" office:value="-1197.6" calcext:value-type="float">
            <text:p>-1197,6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06091" calcext:value-type="float">
            <text:p>206 0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65]+([.M265]/20)+([.N265]/240)" office:value-type="float" office:value="0.3" calcext:value-type="float">
            <text:p>0,3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61827.3" calcext:value-type="float">
            <text:p>61 827,3000</text:p>
          </table:table-cell>
          <table:table-cell table:formula="of:=[.S265]-[.T265]" office:value-type="float" office:value="-61827.3" calcext:value-type="float">
            <text:p>-61827,3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la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66]+([.M266]/20)+([.N266]/240)" office:value-type="float" office:value="0.5" calcext:value-type="float">
            <text:p>0,5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1500" calcext:value-type="float">
            <text:p>1 500,0000</text:p>
          </table:table-cell>
          <table:table-cell table:formula="of:=[.S266]-[.T266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aul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67]+([.M267]/20)+([.N267]/240)" office:value-type="float" office:value="0.75" calcext:value-type="float">
            <text:p>0,75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90" calcext:value-type="float">
            <text:p>90,0000</text:p>
          </table:table-cell>
          <table:table-cell table:formula="of:=[.S267]-[.T267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268]+([.M268]/20)+([.N268]/240)" office:value-type="float" office:value="22" calcext:value-type="float">
            <text:p>22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44" calcext:value-type="float">
            <text:p>44,0000</text:p>
          </table:table-cell>
          <table:table-cell table:formula="of:=[.S268]-[.T268]" office:value-type="float" office:value="-44" calcext:value-type="float">
            <text:p>-44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0400" calcext:value-type="float">
            <text:p>30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69]+([.M269]/20)+([.N269]/240)" office:value-type="float" office:value="0.3" calcext:value-type="float">
            <text:p>0,3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9120" calcext:value-type="float">
            <text:p>9 120,0000</text:p>
          </table:table-cell>
          <table:table-cell table:formula="of:=[.S269]-[.T269]" office:value-type="float" office:value="-9120" calcext:value-type="float">
            <text:p>-9120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uing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70]+([.M270]/20)+([.N270]/240)" office:value-type="float" office:value="1.5" calcext:value-type="float">
            <text:p>1,5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1500" calcext:value-type="float">
            <text:p>1 500,0000</text:p>
          </table:table-cell>
          <table:table-cell table:formula="of:=[.S270]-[.T270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ba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veltes</text:p>
          </table:table-cell>
          <table:table-cell table:number-columns-repeated="3"/>
          <table:table-cell table:style-name="ce21" table:formula="of:=[.L271]+([.M271]/20)+([.N271]/240)" office:value-type="float" office:value="0" calcext:value-type="float">
            <text:p>0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0" calcext:value-type="float">
            <text:p>0,0000</text:p>
          </table:table-cell>
          <table:table-cell table:formula="of:=[.S271]-[.T271]" office:value-type="float" office:value="0" calcext:value-type="float">
            <text:p>0</text:p>
          </table:table-cell>
          <table:table-cell office:value-type="string" calcext:value-type="string">
            <text:p>À 6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72]+([.M272]/20)+([.N272]/240)" office:value-type="float" office:value="2.5" calcext:value-type="float">
            <text:p>2,5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82.5" calcext:value-type="float">
            <text:p>82,5000</text:p>
          </table:table-cell>
          <table:table-cell table:formula="of:=[.S272]-[.T272]" office:value-type="float" office:value="-82.5" calcext:value-type="float">
            <text:p>-82,5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73]+([.M273]/20)+([.N273]/240)" office:value-type="float" office:value="0.4" calcext:value-type="float">
            <text:p>0,4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44" calcext:value-type="float">
            <text:p>44,0000</text:p>
          </table:table-cell>
          <table:table-cell table:formula="of:=[.S273]-[.T273]" office:value-type="float" office:value="-44" calcext:value-type="float">
            <text:p>-44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25775" calcext:value-type="float">
            <text:p>225 7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74]+([.M274]/20)+([.N274]/240)" office:value-type="float" office:value="0.3" calcext:value-type="float">
            <text:p>0,30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67732.5" calcext:value-type="float">
            <text:p>67 732,5000</text:p>
          </table:table-cell>
          <table:table-cell table:formula="of:=[.S274]-[.T274]" office:value-type="float" office:value="-67732.5" calcext:value-type="float">
            <text:p>-67732,5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gnes à pêch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723" calcext:value-type="float">
            <text:p>1 723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75]+([.M275]/20)+([.N275]/240)" office:value-type="float" office:value="3" calcext:value-type="float">
            <text:p>3,0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5169" calcext:value-type="float">
            <text:p>5 169,0000</text:p>
          </table:table-cell>
          <table:table-cell table:formula="of:=[.S275]-[.T275]" office:value-type="float" office:value="-5169" calcext:value-type="float">
            <text:p>-5169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table:number-columns-repeated="5"/>
          <table:table-cell table:style-name="ce21" table:formula="of:=[.L276]+([.M276]/20)+([.N276]/240)" office:value-type="float" office:value="0" calcext:value-type="float">
            <text:p>0,00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P276]+0.05*[.Q276]+[.R276]/240" office:value-type="float" office:value="1000" calcext:value-type="float">
            <text:p>1000</text:p>
          </table:table-cell>
          <table:table-cell table:formula="of:=[.J276]*[.O276]" office:value-type="float" office:value="0" calcext:value-type="float">
            <text:p>0,0000</text:p>
          </table:table-cell>
          <table:table-cell table:formula="of:=[.S276]-[.T276]" office:value-type="float" office:value="1000" calcext:value-type="float">
            <text:p>1000</text:p>
          </table:table-cell>
          <table:table-cell office:value-type="string" calcext:value-type="string">
            <text:p>valeur de 1000</text:p>
          </table:table-cell>
          <table:table-cell table:number-columns-repeated="100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77]+([.M277]/20)+([.N277]/240)" office:value-type="float" office:value="18" calcext:value-type="float">
            <text:p>18,00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180" calcext:value-type="float">
            <text:p>180,0000</text:p>
          </table:table-cell>
          <table:table-cell table:formula="of:=[.S277]-[.T277]" office:value-type="float" office:value="-180" calcext:value-type="float">
            <text:p>-180</text:p>
          </table:table-cell>
          <table:table-cell table:style-name="ce28"/>
          <table:table-cell table:number-columns-repeated="100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au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78]+([.M278]/20)+([.N278]/240)" office:value-type="float" office:value="8" calcext:value-type="float">
            <text:p>8,00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1408" calcext:value-type="float">
            <text:p>1 408,0000</text:p>
          </table:table-cell>
          <table:table-cell table:formula="of:=[.S278]-[.T278]" office:value-type="float" office:value="-1408" calcext:value-type="float">
            <text:p>-1408</text:p>
          </table:table-cell>
          <table:table-cell table:number-columns-repeated="100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79]+([.M279]/20)+([.N279]/240)" office:value-type="float" office:value="2.25" calcext:value-type="float">
            <text:p>2,25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99" calcext:value-type="float">
            <text:p>99,0000</text:p>
          </table:table-cell>
          <table:table-cell table:formula="of:=[.S279]-[.T279]" office:value-type="float" office:value="-99" calcext:value-type="float">
            <text:p>-99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430" calcext:value-type="float">
            <text:p>4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80]+([.M280]/20)+([.N280]/240)" office:value-type="float" office:value="1.5" calcext:value-type="float">
            <text:p>1,5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645" calcext:value-type="float">
            <text:p>645,0000</text:p>
          </table:table-cell>
          <table:table-cell table:formula="of:=[.S280]-[.T280]" office:value-type="float" office:value="-645" calcext:value-type="float">
            <text:p>-645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ivre noi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25" calcext:value-type="float">
            <text:p>1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81]+([.M281]/20)+([.N281]/240)" office:value-type="float" office:value="1.5" calcext:value-type="float">
            <text:p>1,5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187.5" calcext:value-type="float">
            <text:p>187,5000</text:p>
          </table:table-cell>
          <table:table-cell table:formula="of:=[.S281]-[.T281]" office:value-type="float" office:value="-187.5" calcext:value-type="float">
            <text:p>-187,5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u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506" calcext:value-type="float">
            <text:p>506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82]+([.M282]/20)+([.N282]/240)" office:value-type="float" office:value="1.5" calcext:value-type="float">
            <text:p>1,5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759" calcext:value-type="float">
            <text:p>759,0000</text:p>
          </table:table-cell>
          <table:table-cell table:formula="of:=[.S282]-[.T282]" office:value-type="float" office:value="-759" calcext:value-type="float">
            <text:p>-759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4500" calcext:value-type="float">
            <text:p>4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83]+([.M283]/20)+([.N283]/240)" office:value-type="float" office:value="0.3" calcext:value-type="float">
            <text:p>0,3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1350" calcext:value-type="float">
            <text:p>1 350,0000</text:p>
          </table:table-cell>
          <table:table-cell table:formula="of:=[.S283]-[.T283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indo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600" calcext:value-type="float">
            <text:p>2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84]+([.M284]/20)+([.N284]/240)" office:value-type="float" office:value="0.5" calcext:value-type="float">
            <text:p>0,5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1300" calcext:value-type="float">
            <text:p>1 300,0000</text:p>
          </table:table-cell>
          <table:table-cell table:formula="of:=[.S284]-[.T284]" office:value-type="float" office:value="-1300" calcext:value-type="float">
            <text:p>-1300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175" calcext:value-type="float">
            <text:p>1 1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285]+([.M285]/20)+([.N285]/240)" office:value-type="float" office:value="0.45" calcext:value-type="float">
            <text:p>0,45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528.75" calcext:value-type="float">
            <text:p>528,7500</text:p>
          </table:table-cell>
          <table:table-cell table:formula="of:=[.S285]-[.T285]" office:value-type="float" office:value="-528.75" calcext:value-type="float">
            <text:p>-528,75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34.5" calcext:value-type="float">
            <text:p>234,50</text:p>
          </table:table-cell>
          <table:table-cell office:value-type="string" calcext:value-type="string">
            <text:p>tonneaux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1" table:formula="of:=[.L286]+([.M286]/20)+([.N286]/240)" office:value-type="float" office:value="42" calcext:value-type="float">
            <text:p>42,0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9849" calcext:value-type="float">
            <text:p>9 849,0000</text:p>
          </table:table-cell>
          <table:table-cell table:formula="of:=[.S286]-[.T286]" office:value-type="float" office:value="-9849" calcext:value-type="float">
            <text:p>-9849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1" table:formula="of:=[.L287]+([.M287]/20)+([.N287]/240)" office:value-type="float" office:value="11" calcext:value-type="float">
            <text:p>11,0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33" calcext:value-type="float">
            <text:p>33,0000</text:p>
          </table:table-cell>
          <table:table-cell table:formula="of:=[.S287]-[.T287]" office:value-type="float" office:value="-33" calcext:value-type="float">
            <text:p>-33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iamo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28" calcext:value-type="float">
            <text:p>22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88]+([.M288]/20)+([.N288]/240)" office:value-type="float" office:value="2.5" calcext:value-type="float">
            <text:p>2,50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570" calcext:value-type="float">
            <text:p>570,0000</text:p>
          </table:table-cell>
          <table:table-cell table:formula="of:=[.S288]-[.T288]" office:value-type="float" office:value="-570" calcext:value-type="float">
            <text:p>-570</text:p>
          </table:table-cell>
          <table:table-cell table:number-columns-repeated="1003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852" calcext:value-type="float">
            <text:p>852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89]+([.M289]/20)+([.N289]/240)" office:value-type="float" office:value="4" calcext:value-type="float">
            <text:p>4,0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3408" calcext:value-type="float">
            <text:p>3 408,0000</text:p>
          </table:table-cell>
          <table:table-cell table:formula="of:=[.S289]-[.T289]" office:value-type="float" office:value="-3408" calcext:value-type="float">
            <text:p>-3408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757" calcext:value-type="float">
            <text:p>1 7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90]+([.M290]/20)+([.N290]/240)" office:value-type="float" office:value="0.4" calcext:value-type="float">
            <text:p>0,4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702.8" calcext:value-type="float">
            <text:p>702,8000</text:p>
          </table:table-cell>
          <table:table-cell table:formula="of:=[.S290]-[.T290]" office:value-type="float" office:value="-702.8" calcext:value-type="float">
            <text:p>-702,8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291]+([.M291]/20)+([.N291]/240)" office:value-type="float" office:value="1.75" calcext:value-type="float">
            <text:p>1,75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875" calcext:value-type="float">
            <text:p>875,0000</text:p>
          </table:table-cell>
          <table:table-cell table:formula="of:=[.S291]-[.T291]" office:value-type="float" office:value="-875" calcext:value-type="float">
            <text:p>-875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chan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933" calcext:value-type="float">
            <text:p>933,00</text:p>
          </table:table-cell>
          <table:table-cell office:value-type="string" calcext:value-type="string">
            <text:p>verges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style-name="ce21" table:formula="of:=[.L292]+([.M292]/20)+([.N292]/240)" office:value-type="float" office:value="1.7" calcext:value-type="float">
            <text:p>1,7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1586.1" calcext:value-type="float">
            <text:p>1 586,1000</text:p>
          </table:table-cell>
          <table:table-cell table:formula="of:=[.S292]-[.T292]" office:value-type="float" office:value="-1586.1" calcext:value-type="float">
            <text:p>-1586,1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comm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93]+([.M293]/20)+([.N293]/240)" office:value-type="float" office:value="1.25" calcext:value-type="float">
            <text:p>1,25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287.5" calcext:value-type="float">
            <text:p>287,5000</text:p>
          </table:table-cell>
          <table:table-cell table:formula="of:=[.S293]-[.T293]" office:value-type="float" office:value="-287.5" calcext:value-type="float">
            <text:p>-287,5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94]+([.M294]/20)+([.N294]/240)" office:value-type="float" office:value="2.5" calcext:value-type="float">
            <text:p>2,50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875" calcext:value-type="float">
            <text:p>875,0000</text:p>
          </table:table-cell>
          <table:table-cell table:formula="of:=[.S294]-[.T294]" office:value-type="float" office:value="-875" calcext:value-type="float">
            <text:p>-875</text:p>
          </table:table-cell>
          <table:table-cell table:number-columns-repeated="100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etroi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300" calcext:value-type="float">
            <text:p>3 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95]+([.M295]/20)+([.N295]/240)" office:value-type="float" office:value="0.75" calcext:value-type="float">
            <text:p>0,75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2475" calcext:value-type="float">
            <text:p>2 475,0000</text:p>
          </table:table-cell>
          <table:table-cell table:formula="of:=[.S295]-[.T295]" office:value-type="float" office:value="-2475" calcext:value-type="float">
            <text:p>-2475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foug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1" table:formula="of:=[.L296]+([.M296]/20)+([.N296]/240)" office:value-type="float" office:value="0.7" calcext:value-type="float">
            <text:p>0,7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224" calcext:value-type="float">
            <text:p>224,0000</text:p>
          </table:table-cell>
          <table:table-cell table:formula="of:=[.S296]-[.T296]" office:value-type="float" office:value="-224" calcext:value-type="float">
            <text:p>-224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2552" calcext:value-type="float">
            <text:p>32 55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97]+([.M297]/20)+([.N297]/240)" office:value-type="float" office:value="0.9" calcext:value-type="float">
            <text:p>0,90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29296.8" calcext:value-type="float">
            <text:p>29 296,8000</text:p>
          </table:table-cell>
          <table:table-cell table:formula="of:=[.S297]-[.T297]" office:value-type="float" office:value="-29296.8" calcext:value-type="float">
            <text:p>-29296,8</text:p>
          </table:table-cell>
          <table:table-cell table:number-columns-repeated="100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Landerne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640" calcext:value-type="float">
            <text:p>6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298]+([.M298]/20)+([.N298]/240)" office:value-type="float" office:value="1.15" calcext:value-type="float">
            <text:p>1,15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736" calcext:value-type="float">
            <text:p>736,0000</text:p>
          </table:table-cell>
          <table:table-cell table:formula="of:=[.S298]-[.T298]" office:value-type="float" office:value="-736" calcext:value-type="float">
            <text:p>-736</text:p>
          </table:table-cell>
          <table:table-cell table:number-columns-repeated="100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à 4 f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897" calcext:value-type="float">
            <text:p>1 89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299]+([.M299]/20)+([.N299]/240)" office:value-type="float" office:value="0.85" calcext:value-type="float">
            <text:p>0,85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1612.45" calcext:value-type="float">
            <text:p>1 612,4500</text:p>
          </table:table-cell>
          <table:table-cell table:formula="of:=[.S299]-[.T299]" office:value-type="float" office:value="-1612.45" calcext:value-type="float">
            <text:p>-1612,45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de reform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19" calcext:value-type="float">
            <text:p>21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1" table:formula="of:=[.L300]+([.M300]/20)+([.N300]/240)" office:value-type="float" office:value="0.55" calcext:value-type="float">
            <text:p>0,55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120.45" calcext:value-type="float">
            <text:p>120,4500</text:p>
          </table:table-cell>
          <table:table-cell table:formula="of:=[.S300]-[.T300]" office:value-type="float" office:value="-120.45" calcext:value-type="float">
            <text:p>-120,45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roya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184" calcext:value-type="float">
            <text:p>1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301]+([.M301]/20)+([.N301]/240)" office:value-type="float" office:value="0.75" calcext:value-type="float">
            <text:p>0,75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138" calcext:value-type="float">
            <text:p>138,0000</text:p>
          </table:table-cell>
          <table:table-cell table:formula="of:=[.S301]-[.T301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rondel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824" calcext:value-type="float">
            <text:p>2 82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302]+([.M302]/20)+([.N302]/240)" office:value-type="float" office:value="0.75" calcext:value-type="float">
            <text:p>0,75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2118" calcext:value-type="float">
            <text:p>2 118,0000</text:p>
          </table:table-cell>
          <table:table-cell table:formula="of:=[.S302]-[.T302]" office:value-type="float" office:value="-2118" calcext:value-type="float">
            <text:p>-2118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toiles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603" calcext:value-type="float">
            <text:p>2 60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303]+([.M303]/20)+([.N303]/240)" office:value-type="float" office:value="0.85" calcext:value-type="float">
            <text:p>0,85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2212.55" calcext:value-type="float">
            <text:p>2 212,5500</text:p>
          </table:table-cell>
          <table:table-cell table:formula="of:=[.S303]-[.T303]" office:value-type="float" office:value="-2212.55" calcext:value-type="float">
            <text:p>-2212,55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04]+([.M304]/20)+([.N304]/240)" office:value-type="float" office:value="40" calcext:value-type="float">
            <text:p>40,0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80" calcext:value-type="float">
            <text:p>80,0000</text:p>
          </table:table-cell>
          <table:table-cell table:formula="of:=[.S304]-[.T304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aises de l'Amériqu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bariqu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305]+([.M305]/20)+([.N305]/240)" office:value-type="float" office:value="45" calcext:value-type="float">
            <text:p>45,0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1485" calcext:value-type="float">
            <text:p>1 485,0000</text:p>
          </table:table-cell>
          <table:table-cell table:formula="of:=[.S305]-[.T305]" office:value-type="float" office:value="-1485" calcext:value-type="float">
            <text:p>-1485</text:p>
          </table:table-cell>
          <table:table-cell table:number-columns-repeated="1003"/>
        </table:table-row>
        <table:table-row table:style-name="ro2" table:number-rows-repeated="29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259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2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8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1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17:50:05.9917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16M10S</meta:editing-duration>
    <meta:editing-cycles>139</meta:editing-cycles>
    <meta:generator>LibreOffice/5.1.6.2$MacOSX_X86_64 LibreOffice_project/07ac168c60a517dba0f0d7bc7540f5afa45f0909</meta:generator>
    <dc:date>2017-06-17T23:07:08.838244000</dc:date>
    <meta:document-statistic meta:table-count="3" meta:cell-count="5434" meta:object-count="0"/>
    <meta:user-defined meta:name="Info 1"/>
    <meta:user-defined meta:name="Info 2"/>
    <meta:user-defined meta:name="Info 3"/>
    <meta:user-defined meta:name="Info 4"/>
  </office:meta>
</office:document-meta>
</file>